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/>
    <style:font-face style:name="monospace" svg:font-family="monospace, courier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1759da" fo:background-color="#ffffff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2" style:font-size-asian="16pt" style:font-name-complex="Times New Roman2" style:font-size-complex="16pt"/>
    </style:style>
    <style:style style:name="P6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">
      <style:text-properties fo:font-size="16pt" fo:font-weight="bold" officeooo:rsid="001c5871" officeooo:paragraph-rsid="0030c202" style:font-size-asian="16pt" style:font-weight-asian="bold" style:font-size-complex="16pt" style:font-weight-complex="bold"/>
    </style:style>
    <style:style style:name="P9" style:family="paragraph" style:parent-style-name="Heading_20_2">
      <style:text-properties fo:font-weight="bold" officeooo:rsid="001afee6" officeooo:paragraph-rsid="002e32b0" style:font-weight-asian="bold" style:font-weight-complex="bold"/>
    </style:style>
    <style:style style:name="P10" style:family="paragraph" style:parent-style-name="Heading_20_2">
      <style:text-properties officeooo:paragraph-rsid="001c5871"/>
    </style:style>
    <style:style style:name="P11" style:family="paragraph" style:parent-style-name="Standard">
      <style:paragraph-properties fo:margin-left="3.4445in" fo:margin-right="0in" fo:margin-top="0in" fo:margin-bottom="0.0835in" style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12" style:family="paragraph" style:parent-style-name="Heading_20_2">
      <style:text-properties fo:font-weight="bold" officeooo:rsid="001759da" officeooo:paragraph-rsid="001759da" style:font-weight-asian="bold" style:font-weight-complex="bold"/>
    </style:style>
    <style:style style:name="P13" style:family="paragraph" style:parent-style-name="Standard">
      <style:text-properties fo:font-weight="normal" officeooo:rsid="001b892d" officeooo:paragraph-rsid="0035b614" style:font-weight-asian="normal" style:font-weight-complex="normal"/>
    </style:style>
    <style:style style:name="P14" style:family="paragraph" style:parent-style-name="Standard">
      <style:text-properties fo:font-weight="normal" officeooo:rsid="0041b305" officeooo:paragraph-rsid="0041b305" style:font-weight-asian="normal" style:font-weight-complex="normal"/>
    </style:style>
    <style:style style:name="P15" style:family="paragraph" style:parent-style-name="Standard">
      <style:text-properties fo:font-weight="normal" officeooo:rsid="0041faea" officeooo:paragraph-rsid="0041b305" style:font-weight-asian="normal" style:font-weight-complex="normal"/>
    </style:style>
    <style:style style:name="P16" style:family="paragraph" style:parent-style-name="Standard">
      <style:text-properties fo:font-weight="normal" officeooo:rsid="00437290" officeooo:paragraph-rsid="00437290" style:font-weight-asian="normal" style:font-weight-complex="normal"/>
    </style:style>
    <style:style style:name="P17" style:family="paragraph" style:parent-style-name="Standard">
      <style:text-properties fo:font-weight="normal" officeooo:rsid="00451cdd" officeooo:paragraph-rsid="00451cdd" style:font-weight-asian="normal" style:font-weight-complex="normal"/>
    </style:style>
    <style:style style:name="P18" style:family="paragraph" style:parent-style-name="Standard">
      <style:text-properties fo:font-weight="normal" officeooo:rsid="00451cdd" officeooo:paragraph-rsid="0046e6d0" style:font-weight-asian="normal" style:font-weight-complex="normal"/>
    </style:style>
    <style:style style:name="P19" style:family="paragraph" style:parent-style-name="Standard">
      <style:text-properties fo:font-weight="normal" officeooo:rsid="0046e6d0" officeooo:paragraph-rsid="0046e6d0" style:font-weight-asian="normal" style:font-weight-complex="normal"/>
    </style:style>
    <style:style style:name="P20" style:family="paragraph" style:parent-style-name="Standard">
      <style:text-properties fo:font-size="9pt" fo:font-weight="normal" officeooo:rsid="0041b305" officeooo:paragraph-rsid="0041b305" style:font-size-asian="7.84999990463257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41b305" officeooo:paragraph-rsid="0046e6d0" style:font-size-asian="7.84999990463257pt" style:font-weight-asian="normal" style:font-size-complex="9pt" style:font-weight-complex="normal"/>
    </style:style>
    <style:style style:name="P22" style:family="paragraph" style:parent-style-name="Standard">
      <style:text-properties fo:font-weight="bold" officeooo:rsid="003360a4" officeooo:paragraph-rsid="0041faea" style:font-weight-asian="bold" style:font-weight-complex="bold"/>
    </style:style>
    <style:style style:name="P23" style:family="paragraph" style:parent-style-name="Standard">
      <style:text-properties fo:font-weight="bold" officeooo:rsid="003c8a6d" officeooo:paragraph-rsid="003c8a6d" style:font-weight-asian="bold" style:font-weight-complex="bold"/>
    </style:style>
    <style:style style:name="P24" style:family="paragraph" style:parent-style-name="Standard">
      <style:text-properties fo:font-weight="bold" officeooo:rsid="003e52e3" officeooo:paragraph-rsid="003e52e3" style:font-weight-asian="bold" style:font-weight-complex="bold"/>
    </style:style>
    <style:style style:name="P25" style:family="paragraph" style:parent-style-name="Standard">
      <style:text-properties fo:font-weight="bold" officeooo:rsid="0041faea" officeooo:paragraph-rsid="00437290" style:font-weight-asian="bold" style:font-weight-complex="bold"/>
    </style:style>
    <style:style style:name="P26" style:family="paragraph" style:parent-style-name="Standard">
      <style:text-properties officeooo:rsid="003484af" officeooo:paragraph-rsid="002e32b0"/>
    </style:style>
    <style:style style:name="P27" style:family="paragraph" style:parent-style-name="Standard">
      <style:text-properties officeooo:rsid="003efc21" officeooo:paragraph-rsid="003efc21"/>
    </style:style>
    <style:style style:name="P28" style:family="paragraph" style:parent-style-name="Standard">
      <style:text-properties officeooo:rsid="0041b305" officeooo:paragraph-rsid="0041b305"/>
    </style:style>
    <style:style style:name="P29" style:family="paragraph" style:parent-style-name="Standard">
      <style:text-properties fo:font-size="16pt" fo:font-weight="bold" officeooo:rsid="001759da" officeooo:paragraph-rsid="002c272f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1759da" officeooo:paragraph-rsid="0041faea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bold" officeooo:rsid="001c5871" officeooo:paragraph-rsid="0041faea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41faea" officeooo:paragraph-rsid="0041faea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41faea" officeooo:paragraph-rsid="00451cdd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437290" officeooo:paragraph-rsid="00437290" style:font-size-asian="16pt" style:font-weight-asian="bold" style:font-size-complex="16pt" style:font-weight-complex="bold"/>
    </style:style>
    <style:style style:name="P35" style:family="paragraph" style:parent-style-name="Standard">
      <style:text-properties officeooo:rsid="0041faea" officeooo:paragraph-rsid="0041faea"/>
    </style:style>
    <style:style style:name="P36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2c272f" fo:background-color="#ffffff" style:font-name-asian="Times New Roman2" style:font-size-asian="14pt" style:font-name-complex="Times New Roman2" style:font-size-complex="14pt"/>
    </style:style>
    <style:style style:name="P37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officeooo:paragraph-rsid="003c8a6d" fo:background-color="#ffffff" style:font-name-asian="Times New Roman2" style:font-size-asian="20pt" style:font-name-complex="Times New Roman2" style:font-size-complex="20pt"/>
    </style:style>
    <style:style style:name="P38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font-weight="bold" officeooo:rsid="002c272f" officeooo:paragraph-rsid="002c272f" fo:background-color="#ffffff" style:font-name-asian="Times New Roman2" style:font-size-asian="20pt" style:font-weight-asian="bold" style:font-name-complex="Times New Roman2" style:font-size-complex="20pt"/>
    </style:style>
    <style:style style:name="P39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font-weight="bold" officeooo:rsid="003c8a6d" officeooo:paragraph-rsid="003c8a6d" fo:background-color="#ffffff" style:font-name-asian="Times New Roman2" style:font-size-asian="20pt" style:font-weight-asian="bold" style:font-name-complex="Times New Roman2" style:font-size-complex="20pt"/>
    </style:style>
    <style:style style:name="P40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.2917in" style:auto-text-indent="false" fo:padding="0in" fo:border="none"/>
      <style:text-properties fo:font-weight="bold" officeooo:rsid="001759da" style:font-weight-asian="bold" style:font-weight-complex="bold"/>
    </style:style>
    <style:style style:name="P41" style:family="paragraph" style:parent-style-name="Standard" style:master-pag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T1" style:family="text">
      <style:text-properties officeooo:rsid="00162a38"/>
    </style:style>
    <style:style style:name="T2" style:family="text">
      <style:text-properties fo:font-weight="bold" officeooo:rsid="00162a38" style:font-weight-asian="bold"/>
    </style:style>
    <style:style style:name="T3" style:family="text">
      <style:text-properties fo:font-weight="bold" officeooo:rsid="001c5871" style:font-weight-asian="bold" style:font-weight-complex="bold"/>
    </style:style>
    <style:style style:name="T4" style:family="text">
      <style:text-properties fo:font-weight="bold" officeooo:rsid="0030c202" style:font-weight-asian="bold" style:font-weight-complex="bold"/>
    </style:style>
    <style:style style:name="T5" style:family="text">
      <style:text-properties fo:font-weight="bold" officeooo:rsid="003c8a6d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52e3" style:font-weight-asian="normal" style:font-weight-complex="normal"/>
    </style:style>
    <style:style style:name="T8" style:family="text">
      <style:text-properties fo:font-weight="normal" officeooo:rsid="003360a4" style:font-weight-asian="normal" style:font-weight-complex="normal"/>
    </style:style>
    <style:style style:name="T9" style:family="text">
      <style:text-properties officeooo:rsid="001f523b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41b305" style:font-size-asian="16pt" style:font-size-complex="16pt"/>
    </style:style>
    <style:style style:name="T12" style:family="text">
      <style:text-properties fo:font-size="16pt" fo:font-weight="bold" officeooo:rsid="0046e6d0" style:font-size-asian="16pt" style:font-weight-asian="bold" style:font-size-complex="16pt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fe4d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1b305" style:font-style-asian="normal" style:font-weight-asian="normal" style:font-style-complex="normal" style:font-weight-complex="normal"/>
    </style:style>
    <style:style style:name="T16" style:family="text">
      <style:text-properties officeooo:rsid="003484af"/>
    </style:style>
    <style:style style:name="T17" style:family="text">
      <style:text-properties officeooo:rsid="0041b305"/>
    </style:style>
    <style:style style:name="T18" style:family="text">
      <style:text-properties officeooo:rsid="0041faea"/>
    </style:style>
    <style:style style:name="T19" style:family="text">
      <style:text-properties officeooo:rsid="00451cdd"/>
    </style:style>
    <style:style style:name="T20" style:family="text">
      <style:text-properties officeooo:rsid="0046e6d0"/>
    </style:style>
    <style:style style:name="T21" style:family="text">
      <style:text-properties fo:font-size="9pt" officeooo:rsid="0046e6d0" style:font-size-asian="7.84999990463257pt" style:font-size-complex="9pt"/>
    </style:style>
    <style:style style:name="T22" style:family="text">
      <style:text-properties fo:font-size="9pt" fo:font-weight="bold" officeooo:rsid="0046e6d0" style:font-size-asian="7.84999990463257pt" style:font-weight-asian="bold" style:font-size-complex="9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осковский авиационный институт</text:p>
      <text:p text:style-name="P4">(Национальный исследовательский университет)</text:p>
      <text:p text:style-name="P6"/>
      <text:p text:style-name="P7">Факультет <text:span text:style-name="T1">и</text:span>нформационны<text:span text:style-name="T1">х </text:span>технологи<text:span text:style-name="T1">й</text:span> и прикладн<text:span text:style-name="T1">ой </text:span>математик<text:span text:style-name="T1">и</text:span></text:p>
      <text:p text:style-name="P7"/>
      <text:p text:style-name="P7">Кафедра <text:span text:style-name="T1">в</text:span>ычислительн<text:span text:style-name="T1">ой</text:span> математик<text:span text:style-name="T1">и</text:span> и <text:s/>программировани<text:span text:style-name="T1">я</text:span> </text:p>
      <text:p text:style-name="P6"><text:s text:c="2"/></text:p>
      <text:p text:style-name="P1"><text:s/></text:p>
      <text:p text:style-name="P1"><text:s/></text:p>
      <text:p text:style-name="P1"><text:s/></text:p>
      <text:p text:style-name="P1"><text:s/></text:p>
      <text:p text:style-name="P37"><text:span text:style-name="T5">Курсовой проект </text:span></text:p>
      <text:p text:style-name="P37"><text:span text:style-name="T2">по курсу «Операционные системы»</text:span></text:p>
      <text:p text:style-name="P38"/>
      <text:p text:style-name="P39">Индексатор файлов с встроенным поиском и фильтрами</text:p>
      <text:p text:style-name="P36"/>
      <text:p text:style-name="P5"><text:s/></text:p>
      <text:p text:style-name="P5"><text:s/></text:p>
      <text:p text:style-name="P1"><text:s/></text:p>
      <text:p text:style-name="P11">Студент: Саженов Константин Станиславович</text:p>
      <text:p text:style-name="P11">Группа: 8<text:span text:style-name="T9">О</text:span>-208</text:p>
      <text:p text:style-name="P11">Преподаватель: <text:span text:style-name="T1">Е. С. Миронов</text:span></text:p>
      <text:p text:style-name="P11">Дата:</text:p>
      <text:p text:style-name="P11">Оценка:</text:p>
      <text:p text:style-name="P3"/>
      <text:p text:style-name="P3"/>
      <text:p text:style-name="P40"/>
      <text:p text:style-name="P12"><text:soft-page-break/>1 <text:span text:style-name="T10">Описание</text:span></text:p>
      <text:p text:style-name="P23">Цель работы: <text:span text:style-name="T6">применение практических навыков, полученных в течение </text:span><text:span text:style-name="T7">прохождения </text:span><text:span text:style-name="T6">курса. </text:span><text:span text:style-name="T7">Проведение исследования в выбранной предметной области.</text:span></text:p>
      <text:p text:style-name="P24">Задание:<text:span text:style-name="T6"> осуществить индексирование файлов и их расширений в базу данных, реализовать поиск по ней, а также подсчет статистики.</text:span></text:p>
      <text:p text:style-name="P24"><text:span text:style-name="T6"/></text:p>
      <text:p text:style-name="P30"><text:span text:style-name="T18">2</text:span> <text:span text:style-name="T18">Задумка</text:span></text:p>
      <text:p text:style-name="P25"><text:span text:style-name="T6">Очень часто при поиске каких-либо файлов и/или программ, требуется пройти по всей файловой системе компьютера, что не всегда является простой и быстрой операцией. </text:span></text:p>
      <text:p text:style-name="P25"><text:span text:style-name="T6">Для решения данной проблемы я решил реализовать свой собственный индексатор файлов, который будет в процессе индексирования собирать как можно больше информации о файле и сохранять её в какую-либо базу данных</text:span><text:span text:style-name="T8">. </text:span></text:p>
      <text:p text:style-name="P25"><text:span text:style-name="T6">Я выбрал базу данных sqlite из-за своей простоты в использовании, поскольку она не требует дополнительной настройки СУБД и отлично подходит для таких standalone приложений, как мое.</text:span></text:p>
      <text:p text:style-name="P22"><text:span text:style-name="T6"/></text:p>
      <text:p text:style-name="P34">3 Описание программы</text:p>
      <text:p text:style-name="P29"><text:span text:style-name="T18">3</text:span>.<text:span text:style-name="T17">1</text:span> <text:span text:style-name="T17">Зависимости </text:span><text:span text:style-name="T18">и основные моменты алгоритма</text:span></text:p>
      <text:p text:style-name="P26"><text:span text:style-name="T13"/></text:p>
      <text:p text:style-name="P27"><text:span text:style-name="T13">В данном проекте использовалась база данных sqlite версии 0.8.6, библиотека SOCI </text:span><text:span text:style-name="T14">версии 4.0 для кроссплатформенной интеграции с базой данных sqlite и библиотека boost версии 1.75.0, а именно модуль program_options для обработки </text:span><text:span text:style-name="T15">аргументов командной строки.</text:span></text:p>
      <text:p text:style-name="P28"><text:span text:style-name="T13">Также для сборки проекта понадобится cmake версии 3.17 или выше.</text:span></text:p>
      <text:p text:style-name="P28"><text:span text:style-name="T13"/></text:p>
      <text:p text:style-name="P35"><text:span text:style-name="T13">После запуска программа производит обработку аргументов, переданных ей и на их основе либо выдает какое-либо оповещение пользователю о некорректных данных или продолжает свою работу в зависимости от выбранного пользователем сценария.</text:span></text:p>
      <text:p text:style-name="P9"><text:span text:style-name="T18">3</text:span><text:span text:style-name="T17">.2</text:span> <text:span text:style-name="T11">Сборка</text:span></text:p>
      <text:p text:style-name="P14">Для сборки необходимо перейти в директорию с проектом и запустить «cmake .». Необходимо, чтобы SOCI нужной версии был в той же директории, что и cmake(либо в любом указанном пути поиска библиотек cmake).</text:p>
      <text:p text:style-name="P14"/>
      <text:p text:style-name="P32">3.3 Алгоритм индексации</text:p>
      <text:p text:style-name="P15"/>
      <text:p text:style-name="P16">После проверки пути на существование программа запускает команду системный вызов ftw(от англ. «file tree walk» - «прогулка по дереву файлов») с тем, какую директорию следует обходить, функцией-обработчиком, которая должна будет вызываться каждый раз, как ftw найдет файл, который еще не обработала и третьим аргументом ftw принимает максимальное количество разрешенных файловых дескрипторов. Последний аргумент играет немаловажную роль в скорости программы, <text:soft-page-break/>поскольку при открытии файловых дескрипторов, ftw не будет закрывать их, чтобы не тратить лишнее время; и только по достижении максимального указанного количества будет закрывать их, чтобы открывать новые.</text:p>
      <text:p text:style-name="P16">В функции-обработчике происходит, как ни странно, обработка переданного ей файла. Если функция получила директорию, то она просто завершается успешно. Если же ftw передала функции файл, то происходит индексация заданного файла в другой функции. В других случаях происходит логгирование полученного флага, который указывает на тип файла.</text:p>
      <text:p text:style-name="P16">В функции, которая индексирует файл, происходит конвертация даты из формата языка С<text:span text:style-name="T19">(timespec)</text:span> в формат языка C++<text:span text:style-name="T19">(time_point).</text:span></text:p>
      <text:p text:style-name="P16"/>
      <text:p text:style-name="P17">После всего вышеперечисленного начинается транзакция в sqlite, в которой происходит добавление или обновление полученных данных. Затем происходит подтверждение изменений и выход из функции.</text:p>
      <text:p text:style-name="P17"/>
      <text:p text:style-name="P17">После индексации всех известных файлов, следует удалить все файлы, которых не оказалось в файловой системе.</text:p>
      <text:p text:style-name="P15"/>
      <text:p text:style-name="P33"><text:span text:style-name="T19">3</text:span>.<text:span text:style-name="T19">4</text:span> Алгоритм <text:span text:style-name="T19">поиска</text:span></text:p>
      <text:p text:style-name="P17">Алгоритм поиска происходит несколько проще.</text:p>
      <text:p text:style-name="P17">После определения типа поиска, происходит select-запрос к базе данных, который возвращает все известные данные, которые удовлетворили запросу. На их основе происходит вывод данных на экран.</text:p>
      <text:p text:style-name="P17"/>
      <text:p text:style-name="P33"><text:span text:style-name="T19">3</text:span>.<text:span text:style-name="T19">5</text:span> <text:span text:style-name="T19">Подсчет статистики</text:span></text:p>
      <text:p text:style-name="P17"/>
      <text:p text:style-name="P17">Это самая простая часть программы, хоть самый сложный SQL-запрос находится именно здесь.</text:p>
      <text:p text:style-name="P17">В данном случае происходит подсчет статистики прямо в SQL-запросе и просто происходит вывод <text:span text:style-name="T20">полученных сведений на экран.</text:span></text:p>
      <text:p text:style-name="P14"/>
      <text:p text:style-name="P31"><text:span text:style-name="T18">4</text:span> <text:span text:style-name="T18">Примеры использования</text:span></text:p>
      <text:p text:style-name="P19">Т.к. вся документация к командам встроена в программу, я не буду комментировать примеры. Чтобы понять, что и как необходимо запускать, следует запустить программу с ключом «--help»:</text:p>
      <text:p text:style-name="P20">╭─sakost@sakost-pc ~/university/2 course/os/os-course-work/cmake-build-debug ‹master*›</text:p>
      <text:p text:style-name="P20">╰─$ ./os_course_work --help</text:p>
      <text:p text:style-name="P20">Boost version: 1_75</text:p>
      <text:p text:style-name="P20">Usage:</text:p>
      <text:p text:style-name="P20"><text:s text:c="2"/>os_course_work [options] command index-path ...</text:p>
      <text:p text:style-name="P20"/>
      <text:p text:style-name="P20">Allowed options:</text:p>
      <text:p text:style-name="P20"><text:s text:c="2"/>--help <text:s text:c="31"/>produce this help message</text:p>
      <text:p text:style-name="P20"><text:s text:c="2"/>-I [ --index-path ] arg (={empty list})</text:p>
      <text:p text:style-name="P20"><text:s text:c="40"/>paths to index</text:p>
      <text:p text:style-name="P20"><text:s text:c="2"/>-d [ --index-database-file ] arg (=index.sqlite)</text:p>
      <text:p text:style-name="P20"><text:soft-page-break/><text:s text:c="40"/>output database file to save indexes</text:p>
      <text:p text:style-name="P20"><text:s text:c="2"/>--command arg (=index) <text:s text:c="15"/>command to execute(available: index,</text:p>
      <text:p text:style-name="P20"><text:s text:c="40"/>search, stat)</text:p>
      <text:p text:style-name="P20"/>
      <text:p text:style-name="P20">╭─sakost@sakost-pc ~/university/2 course/os/os-course-work/cmake-build-debug ‹master*›</text:p>
      <text:p text:style-name="P20">╰─$ ./os_course_work -d ../home.sqlite --command stat</text:p>
      <text:p text:style-name="P20">Total files count: 15908</text:p>
      <text:p text:style-name="P20">Total extensions count: 144</text:p>
      <text:p text:style-name="P20">Total files with extension ".py" are 4596</text:p>
      <text:p text:style-name="P20">Total files with extension ".pyc" are 4198</text:p>
      <text:p text:style-name="P20">Total files without extensions: 1605</text:p>
      <text:p text:style-name="P20">Total files with extension ".pyi" are 1140</text:p>
      <text:p text:style-name="P20">Total files with extension ".sip" are 748</text:p>
      <text:p text:style-name="P20">Total files with extension ".qml" are 501</text:p>
      <text:p text:style-name="P20">Total files with extension ".png" are 244</text:p>
      <text:p text:style-name="P20">Total files with extension ".txt" are 224</text:p>
      <text:p text:style-name="P20">Total files with extension ".so" are 223</text:p>
      <text:p text:style-name="P20">Total files with extension ".qm" are 185</text:p>
      <text:p text:style-name="P20">Biggest file with size 39941438B is /home/sakost/.cpan/Metadata</text:p>
      <text:p text:style-name="P20">Mean file size is 44391.88B</text:p>
      <text:p text:style-name="P20">╭─sakost@sakost-pc ~/university/2 course/os/os-course-work/cmake-build-debug ‹master*›</text:p>
      <text:p text:style-name="P20">╰─$ ./os_course_work -d ../cmake_build.sqlite --command index -I .</text:p>
      <text:p text:style-name="P20">╭─sakost@sakost-pc ~/university/2 course/os/os-course-work/cmake-build-debug ‹master*›</text:p>
      <text:p text:style-name="P20">╰─$ ./os_course_work -d ../cmake_build.sqlite --command stat</text:p>
      <text:p text:style-name="P20">Total files count: 38</text:p>
      <text:p text:style-name="P20">Total extensions count: 16</text:p>
      <text:p text:style-name="P20">Total files with extension ".cmake" are 8</text:p>
      <text:p text:style-name="P20">Total files with extension ".txt" are 5</text:p>
      <text:p text:style-name="P20">Total files with extension ".make" are 4</text:p>
      <text:p text:style-name="P20">Total files without extensions: 3</text:p>
      <text:p text:style-name="P20">Total files with extension ".log" are 3</text:p>
      <text:p text:style-name="P20">Total files with extension ".sqlite" are 3</text:p>
      <text:p text:style-name="P20">Total files with extension ".bin" are 2</text:p>
      <text:p text:style-name="P20">Total files with extension ".out" are 2</text:p>
      <text:p text:style-name="P20">Total files with extension ".cbp" are 1</text:p>
      <text:p text:style-name="P20">Total files with extension ".cpp" are 1</text:p>
      <text:p text:style-name="P20">Biggest file with size 2773832B is /home/sakost/university/2 course/os/os-course-work/cmake-build-debug/CMakeFiles/os_course_work.dir/main.cpp.o</text:p>
      <text:p text:style-name="P20">Mean file size is 149711.82B</text:p>
      <text:p text:style-name="P20">╭─sakost@sakost-pc ~/university/2 course/os/os-course-work/cmake-build-debug ‹master*›</text:p>
      <text:p text:style-name="P20">╰─$ ./os_course_work -d ../cmake_build2.sqlite --command index -I ..</text:p>
      <text:p text:style-name="P20">zsh: correct '../cmake_build2.sqlite' to '../cmake_build.sqlite' [nyae]? n</text:p>
      <text:p text:style-name="P20">╭─sakost@sakost-pc ~/university/2 course/os/os-course-work/cmake-build-debug ‹master*›</text:p>
      <text:p text:style-name="P20">╰─$ ./os_course_work -d ../cmake_build2.sqlite --command stat</text:p>
      <text:p text:style-name="P20">Total files count: 842</text:p>
      <text:p text:style-name="P20">Total extensions count: 51</text:p>
      <text:p text:style-name="P20">Total files with extension ".cmake" are 122</text:p>
      <text:p text:style-name="P20">Total files with extension ".cpp" are 113</text:p>
      <text:p text:style-name="P20">Total files with extension ".o" are 107</text:p>
      <text:p text:style-name="P20">Total files with extension ".h" are 76</text:p>
      <text:p text:style-name="P20">Total files with extension ".make" are 62</text:p>
      <text:p text:style-name="P20">Total files without extensions: 55</text:p>
      <text:p text:style-name="P20">Total files with extension ".txt" are 50</text:p>
      <text:p text:style-name="P20">Total files with extension ".md" are 44</text:p>
      <text:p text:style-name="P20">Total files with extension ".sh" are 36</text:p>
      <text:p text:style-name="P20"><text:soft-page-break/>Total files with extension ".marks" are 17</text:p>
      <text:p text:style-name="P20">Biggest file with size 3289736B is /home/sakost/university/2 course/os/os-course-work/build_soci/tests/mysql/CMakeFiles/soci_mysql_test_static.dir/test-mysql.cpp.o</text:p>
      <text:p text:style-name="P20">Mean file size is 51286.65B</text:p>
      <text:p text:style-name="P20">╭─sakost@sakost-pc ~/university/2 course/os/os-course-work/cmake-build-debug ‹master*›</text:p>
      <text:p text:style-name="P20">╰─$ ./os_course_work -d ../cmake_build2.sqlite --command search</text:p>
      <text:p text:style-name="P20">Invalid argument was passed</text:p>
      <text:p text:style-name="P20">Boost version: 1_75</text:p>
      <text:p text:style-name="P20">Usage:</text:p>
      <text:p text:style-name="P20"><text:s text:c="2"/>os_course_work [options] command index-path ...</text:p>
      <text:p text:style-name="P20"/>
      <text:p text:style-name="P20">Allowed options:</text:p>
      <text:p text:style-name="P20"><text:s text:c="2"/>--help <text:s text:c="31"/>produce this help message</text:p>
      <text:p text:style-name="P20"><text:s text:c="2"/>-I [ --index-path ] arg (={empty list})</text:p>
      <text:p text:style-name="P20"><text:s text:c="40"/>paths to index</text:p>
      <text:p text:style-name="P20"><text:s text:c="2"/>-d [ --index-database-file ] arg (=index.sqlite)</text:p>
      <text:p text:style-name="P20"><text:s text:c="40"/>output database file to save indexes</text:p>
      <text:p text:style-name="P20"><text:s text:c="2"/>--command arg (=index) <text:s text:c="15"/>command to execute(available: index,</text:p>
      <text:p text:style-name="P20"><text:s text:c="40"/>search, stat)</text:p>
      <text:p text:style-name="P20"/>
      <text:p text:style-name="P20">Search options:</text:p>
      <text:p text:style-name="P20"><text:s text:c="2"/>-b [ --by ] arg (=extension) <text:s text:c="9"/>searching by some measure(allowed:</text:p>
      <text:p text:style-name="P20"><text:s text:c="40"/>extension, directory)</text:p>
      <text:p text:style-name="P20"><text:s text:c="2"/>--target arg <text:s text:c="25"/>search statement</text:p>
      <text:p text:style-name="P20"/>
      <text:p text:style-name="P20">╭─sakost@sakost-pc ~/university/2 course/os/os-course-work/cmake-build-debug ‹master*›</text:p>
      <text:p text:style-name="P20">╰─$ ./os_course_work -d ../cmake_build2.sqlite --command search --target .md <text:s text:c="156"/>1 ↵</text:p>
      <text:p text:style-name="P20">Invalid argument was passed</text:p>
      <text:p text:style-name="P20">Boost version: 1_75</text:p>
      <text:p text:style-name="P20">Usage:</text:p>
      <text:p text:style-name="P20"><text:s text:c="2"/>os_course_work [options] command index-path ...</text:p>
      <text:p text:style-name="P20"/>
      <text:p text:style-name="P20">Allowed options:</text:p>
      <text:p text:style-name="P20"><text:s text:c="2"/>--help <text:s text:c="31"/>produce this help message</text:p>
      <text:p text:style-name="P20"><text:s text:c="2"/>-I [ --index-path ] arg (={empty list})</text:p>
      <text:p text:style-name="P20"><text:s text:c="40"/>paths to index</text:p>
      <text:p text:style-name="P20"><text:s text:c="2"/>-d [ --index-database-file ] arg (=index.sqlite)</text:p>
      <text:p text:style-name="P20"><text:s text:c="40"/>output database file to save indexes</text:p>
      <text:p text:style-name="P20"><text:s text:c="2"/>--command arg (=index) <text:s text:c="15"/>command to execute(available: index,</text:p>
      <text:p text:style-name="P20"><text:s text:c="40"/>search, stat)</text:p>
      <text:p text:style-name="P20"/>
      <text:p text:style-name="P20">╭─sakost@sakost-pc ~/university/2 course/os/os-course-work/cmake-build-debug ‹master*›</text:p>
      <text:p text:style-name="P20">╰─$ ./os_course_work -d ../cmake_build2.sqlite --command search --target=.md <text:s text:c="156"/>Found file: /home/sakost/university/2 course/os/os-course-work/soci/www/doc/README.md</text:p>
      <text:p text:style-name="P21">Found file: /home/sakost/university/2 course/os/os-course-work/soci/include/private/README.md Found file: /home/sakost/university/2 course/os/os-course-work/soci/tests/README.md</text:p>
      <text:p text:style-name="P21">Found file: /home/sakost/university/2 course/os/os-course-work/soci/RELEASING.md</text:p>
      <text:p text:style-name="P21">Found file: /home/sakost/university/2 course/os/os-course-work/soci/README.md Found file: /home/sakost/university/2 course/os/os-course-work/soci/docs/interfaces.md Found file: /home/sakost/university/2 course/os/os-course-work/soci/docs/backends/postgresql.md Found file: /home/sakost/university/2 course/os/os-course-work/soci/docs/backends/odbc.md Found file: /home/sakost/university/2 course/os/os-course-work/soci/docs/backends/db2.md Found file: /home/sakost/university/2 course/os/os-course-work/soci/docs/backends/firebird.md Found file: /home/sakost/university/2 course/os/os-course-work/soci/docs/backends/oracle.md Found file: <text:soft-page-break/>/home/sakost/university/2 course/os/os-course-work/soci/docs/backends/mysql.md Found file: /home/sakost/university/2 course/os/os-course-work/soci/docs/backends/index.md Found file: /home/sakost/university/2 course/os/os-course-work/soci/docs/backends/sqlite3.md Found file: /home/sakost/university/2 course/os/os-course-work/soci/docs/api/client.md Found file: /home/sakost/university/2 course/os/os-course-work/soci/docs/api/backend.md Found file: /home/sakost/university/2 course/os/os-course-work/soci/docs/queries.md Found file: /home/sakost/university/2 course/os/os-course-work/soci/docs/procedures.md Found file: /home/sakost/university/2 course/os/os-course-work/soci/docs/installation.md Found file: /home/sakost/university/2 course/os/os-course-work/soci/docs/lobs.md Found file: /home/sakost/university/2 course/os/os-course-work/soci/docs/logging.md Found file: /home/sakost/university/2 course/os/os-course-work/soci/docs/quickstart.md Found file: /home/sakost/university/2 course/os/os-course-work/soci/docs/errors.md Found file: /home/sakost/university/2 course/os/os-course-work/soci/docs/indicators.md Found file: /home/sakost/university/2 course/os/os-course-work/soci/docs/binding.md Found file: /home/sakost/university/2 course/os/os-course-work/soci/docs/index.md Found file: /home/sakost/university/2 course/os/os-course-work/soci/docs/vagrant.md Found file: /home/sakost/university/2 course/os/os-course-work/soci/docs/structure.md Found file: /home/sakost/university/2 course/os/os-course-work/soci/docs/utilities.md Found file: /home/sakost/university/2 course/os/os-course-work/soci/docs/multithreading.md Found file: /home/sakost/university/2 course/os/os-course-work/soci/docs/types.md Found file: /home/sakost/university/2 course/os/os-course-work/soci/docs/languages/ada/reference.md Found file: /home/sakost/university/2 course/os/os-course-work/soci/docs/languages/ada/index.md Found file: /home/sakost/university/2 course/os/os-course-work/soci/docs/languages/ada/concepts.md Found file: /home/sakost/university/2 course/os/os-course-work/soci/docs/languages/ada/idioms.md Found file: /home/sakost/university/2 course/os/os-course-work/soci/docs/languages/index.md Found file: /home/sakost/university/2 course/os/os-course-work/soci/docs/faq.md Found file: /home/sakost/university/2 course/os/os-course-work/soci/docs/beyond.md Found file: /home/sakost/university/2 course/os/os-course-work/soci/docs/transactions.md Found file: /home/sakost/university/2 course/os/os-course-work/soci/docs/statements.md Found file: /home/sakost/university/2 course/os/os-course-work/soci/docs/boost.md Found file: /home/sakost/university/2 course/os/os-course-work/soci/docs/license.md Found file: /home/sakost/university/2 course/os/os-course-work/soci/docs/connections.md Found file: /home/sakost/university/2 course/os/os-course-work/README.md <text:s text:c="217"/>╭─sakost@sakost-pc ~/university/2 course/os/os-course-work/cmake-build-debug ‹master*›</text:p>
      <text:p text:style-name="P20">╰─$</text:p>
      <text:p text:style-name="P13"/>
      <text:p text:style-name="P8">5 <text:span text:style-name="T16">Исходный код</text:span></text:p>
      <text:p text:style-name="P18"/>
      <text:p text:style-name="P18"><text:span text:style-name="T22">main.cpp:</text:span></text:p>
      <text:p text:style-name="P18"><text:span text:style-name="T21">#ifdef _WIN32</text:span></text:p>
      <text:p text:style-name="P18"><text:span text:style-name="T21">#error "Not for windows"</text:span></text:p>
      <text:p text:style-name="P18"><text:span text:style-name="T21">#endif</text:span></text:p>
      <text:p text:style-name="P18"><text:span text:style-name="T21"/></text:p>
      <text:p text:style-name="P18"><text:span text:style-name="T21">#include &lt;iostream&gt;</text:span></text:p>
      <text:p text:style-name="P18"><text:span text:style-name="T21">#include &lt;utility&gt;</text:span></text:p>
      <text:p text:style-name="P18"><text:span text:style-name="T21">#include &lt;vector&gt;</text:span></text:p>
      <text:p text:style-name="P18"><text:span text:style-name="T21">#include &lt;string&gt;</text:span></text:p>
      <text:p text:style-name="P18"><text:span text:style-name="T21">#include &lt;filesystem&gt;</text:span></text:p>
      <text:p text:style-name="P18"><text:span text:style-name="T21">#include &lt;chrono&gt;</text:span></text:p>
      <text:p text:style-name="P18"><text:span text:style-name="T21"/></text:p>
      <text:p text:style-name="P18"><text:span text:style-name="T21">#include &lt;soci/boost-optional.h&gt;</text:span></text:p>
      <text:p text:style-name="P18"><text:span text:style-name="T21">#include &lt;soci/boost-tuple.h&gt;</text:span></text:p>
      <text:p text:style-name="P18"><text:span text:style-name="T21">#include &lt;boost/log/core.hpp&gt;</text:span></text:p>
      <text:p text:style-name="P18"><text:span text:style-name="T21">#include &lt;boost/log/trivial.hpp&gt;</text:span></text:p>
      <text:p text:style-name="P18"><text:span text:style-name="T21">#include &lt;boost/log/expressions.hpp&gt;</text:span></text:p>
      <text:p text:style-name="P18"><text:span text:style-name="T21">#include &lt;boost/log/utility/setup/file.hpp&gt;</text:span></text:p>
      <text:p text:style-name="P18"><text:soft-page-break/><text:span text:style-name="T21">#include &lt;boost/log/sources/severity_logger.hpp&gt;</text:span></text:p>
      <text:p text:style-name="P18"><text:span text:style-name="T21">#include &lt;boost/log/sources/record_ostream.hpp&gt;</text:span></text:p>
      <text:p text:style-name="P18"><text:span text:style-name="T21"/></text:p>
      <text:p text:style-name="P18"><text:span text:style-name="T21">#include &lt;boost/program_options.hpp&gt;</text:span></text:p>
      <text:p text:style-name="P18"><text:span text:style-name="T21"/></text:p>
      <text:p text:style-name="P18"><text:span text:style-name="T21">#define SOCI_USE_BOOST 1</text:span></text:p>
      <text:p text:style-name="P18"><text:span text:style-name="T21">#include &lt;soci/soci.h&gt;</text:span></text:p>
      <text:p text:style-name="P18"><text:span text:style-name="T21">#include &lt;soci/sqlite3/soci-sqlite3.h&gt;</text:span></text:p>
      <text:p text:style-name="P18"><text:span text:style-name="T21"/></text:p>
      <text:p text:style-name="P18"><text:span text:style-name="T21">#include &lt;ftw.h&gt;</text:span></text:p>
      <text:p text:style-name="P18"><text:span text:style-name="T21">#include &lt;sys/stat.h&gt;</text:span></text:p>
      <text:p text:style-name="P18"><text:span text:style-name="T21">#include &lt;unistd.h&gt;</text:span></text:p>
      <text:p text:style-name="P18"><text:span text:style-name="T21">#include &lt;libgen.h&gt;</text:span></text:p>
      <text:p text:style-name="P18"><text:span text:style-name="T21"/></text:p>
      <text:p text:style-name="P18"><text:span text:style-name="T21">namespace po = boost::program_options;</text:span></text:p>
      <text:p text:style-name="P18"><text:span text:style-name="T21">namespace logging = boost::log;</text:span></text:p>
      <text:p text:style-name="P18"><text:span text:style-name="T21">namespace src = boost::log::sources;</text:span></text:p>
      <text:p text:style-name="P18"><text:span text:style-name="T21">namespace sinks = boost::log::sinks;</text:span></text:p>
      <text:p text:style-name="P18"><text:span text:style-name="T21">namespace keywords = boost::log::keywords;</text:span></text:p>
      <text:p text:style-name="P18"><text:span text:style-name="T21"/></text:p>
      <text:p text:style-name="P18"><text:span text:style-name="T21">using namespace soci;</text:span></text:p>
      <text:p text:style-name="P18"><text:span text:style-name="T21"/></text:p>
      <text:p text:style-name="P18"><text:span text:style-name="T21">namespace fs = std::filesystem;</text:span></text:p>
      <text:p text:style-name="P18"><text:span text:style-name="T21">using std::cin;</text:span></text:p>
      <text:p text:style-name="P18"><text:span text:style-name="T21">using std::cout;</text:span></text:p>
      <text:p text:style-name="P18"><text:span text:style-name="T21">using std::endl;</text:span></text:p>
      <text:p text:style-name="P18"><text:span text:style-name="T21">using std::string;</text:span></text:p>
      <text:p text:style-name="P18"><text:span text:style-name="T21">using std::vector;</text:span></text:p>
      <text:p text:style-name="P18"><text:span text:style-name="T21"/></text:p>
      <text:p text:style-name="P18"><text:span text:style-name="T21">const vector&lt;string&gt; create_database_queries = {"CREATE TABLE IF NOT EXISTS `extensions` ("</text:span></text:p>
      <text:p text:style-name="P18"><text:span text:style-name="T21"><text:s text:c="44"/>" <text:s text:c="3"/>`id` INTEGER PRIMARY KEY AUTOINCREMENT,"</text:span></text:p>
      <text:p text:style-name="P18"><text:span text:style-name="T21"><text:s text:c="44"/>" <text:s text:c="3"/>`extension` TEXT NOT NULL UNIQUE"</text:span></text:p>
      <text:p text:style-name="P18"><text:span text:style-name="T21"><text:s text:c="44"/>");",</text:span></text:p>
      <text:p text:style-name="P18"><text:span text:style-name="T21"><text:s text:c="44"/>"CREATE TABLE IF NOT EXISTS `files`("</text:span></text:p>
      <text:p text:style-name="P18"><text:span text:style-name="T21"><text:s text:c="44"/>" <text:s text:c="3"/>`id` INTEGER PRIMARY KEY AUTOINCREMENT,"</text:span></text:p>
      <text:p text:style-name="P18"><text:span text:style-name="T21"><text:s text:c="44"/>" <text:s text:c="3"/>`directory` TEXT NOT NULL,"</text:span></text:p>
      <text:p text:style-name="P18"><text:span text:style-name="T21"><text:s text:c="44"/>" <text:s text:c="3"/>`filename` TEXT NOT NULL,"</text:span></text:p>
      <text:p text:style-name="P18"><text:span text:style-name="T21"><text:s text:c="44"/>" <text:s text:c="3"/>`file_size` INTEGER NOT NULL DEFAULT 0,"</text:span></text:p>
      <text:p text:style-name="P18"><text:span text:style-name="T21"><text:s text:c="44"/>" <text:s text:c="3"/>`last_changed_at` TEXT NOT NULL," // this is a datetime</text:span></text:p>
      <text:p text:style-name="P18"><text:span text:style-name="T21"><text:s text:c="44"/>" <text:s text:c="3"/>`extension_id` INTEGER NOT NULL,"</text:span></text:p>
      <text:p text:style-name="P18"><text:span text:style-name="T21"><text:s text:c="44"/>" <text:s text:c="3"/>foreign key (`extension_id`) REFERENCES `extensions`(`id`)"</text:span></text:p>
      <text:p text:style-name="P18"><text:span text:style-name="T21"><text:s text:c="44"/>" ON DELETE CASCADE ON UPDATE CASCADE"</text:span></text:p>
      <text:p text:style-name="P18"><text:span text:style-name="T21"><text:s text:c="44"/>");"};</text:span></text:p>
      <text:p text:style-name="P18"><text:span text:style-name="T21"/></text:p>
      <text:p text:style-name="P18"><text:span text:style-name="T21">static const int max_file_descriptors_count = 256;</text:span></text:p>
      <text:p text:style-name="P18"><text:span text:style-name="T21">static const int stat_ext_sql_limit = 10;</text:span></text:p>
      <text:p text:style-name="P18"><text:span text:style-name="T21"/></text:p>
      <text:p text:style-name="P18"><text:span text:style-name="T21">struct command{</text:span></text:p>
      <text:p text:style-name="P18"><text:span text:style-name="T21"><text:s text:c="4"/>explicit command(string <text:s/>name): m_name(std::move(name)){}</text:span></text:p>
      <text:p text:style-name="P18"><text:span text:style-name="T21"><text:s text:c="4"/>string m_name;</text:span></text:p>
      <text:p text:style-name="P18"><text:span text:style-name="T21">};</text:span></text:p>
      <text:p text:style-name="P18"><text:span text:style-name="T21"/></text:p>
      <text:p text:style-name="P18"><text:span text:style-name="T21">std::ostream&amp; operator&lt;&lt;(std::ostream&amp; out, const command&amp; cmd){</text:span></text:p>
      <text:p text:style-name="P18"><text:soft-page-break/><text:span text:style-name="T21"><text:s text:c="4"/>return (out &lt;&lt; cmd.m_name);</text:span></text:p>
      <text:p text:style-name="P18"><text:span text:style-name="T21">}</text:span></text:p>
      <text:p text:style-name="P18"><text:span text:style-name="T21"/></text:p>
      <text:p text:style-name="P18"><text:span text:style-name="T21">void validate(boost::any&amp; v,</text:span></text:p>
      <text:p text:style-name="P18"><text:span text:style-name="T21"><text:s text:c="14"/>vector&lt;string&gt; const&amp; values,</text:span></text:p>
      <text:p text:style-name="P18"><text:span text:style-name="T21"><text:s text:c="14"/>command* /* target_type */,</text:span></text:p>
      <text:p text:style-name="P18"><text:span text:style-name="T21"><text:s text:c="14"/>int){</text:span></text:p>
      <text:p text:style-name="P18"><text:span text:style-name="T21"><text:s text:c="4"/>using namespace boost::program_options;</text:span></text:p>
      <text:p text:style-name="P18"><text:span text:style-name="T21"><text:s text:c="4"/>validators::check_first_occurrence(v);</text:span></text:p>
      <text:p text:style-name="P18"><text:span text:style-name="T21"/></text:p>
      <text:p text:style-name="P18"><text:span text:style-name="T21"><text:s text:c="4"/>string const&amp; s = validators::get_single_string(values);</text:span></text:p>
      <text:p text:style-name="P18"><text:span text:style-name="T21"/></text:p>
      <text:p text:style-name="P18"><text:span text:style-name="T21"><text:s text:c="4"/>if(s == "index" || s == "search" || s == "stat"){</text:span></text:p>
      <text:p text:style-name="P18"><text:span text:style-name="T21"><text:s text:c="8"/>v = boost::any(command(s));</text:span></text:p>
      <text:p text:style-name="P18"><text:span text:style-name="T21"><text:s text:c="4"/>} else{</text:span></text:p>
      <text:p text:style-name="P18"><text:span text:style-name="T21"><text:s text:c="8"/>throw validation_error(validation_error::invalid_option_value);</text:span></text:p>
      <text:p text:style-name="P18"><text:span text:style-name="T21"><text:s text:c="4"/>}</text:span></text:p>
      <text:p text:style-name="P18"><text:span text:style-name="T21">}</text:span></text:p>
      <text:p text:style-name="P18"><text:span text:style-name="T21"/></text:p>
      <text:p text:style-name="P18"><text:span text:style-name="T21"/></text:p>
      <text:p text:style-name="P18"><text:span text:style-name="T21">void init_logging() {</text:span></text:p>
      <text:p text:style-name="P18"><text:span text:style-name="T21"><text:s text:c="4"/>logging::core::get()-&gt;set_filter(logging::trivial::severity &gt; logging::trivial::info);</text:span></text:p>
      <text:p text:style-name="P18"><text:span text:style-name="T21">}</text:span></text:p>
      <text:p text:style-name="P18"><text:span text:style-name="T21"/></text:p>
      <text:p text:style-name="P18"><text:span text:style-name="T21">void create_database(session &amp;sql) {</text:span></text:p>
      <text:p text:style-name="P18"><text:span text:style-name="T21"><text:s text:c="4"/>for (const auto &amp;query : create_database_queries) {</text:span></text:p>
      <text:p text:style-name="P18"><text:span text:style-name="T21"><text:s text:c="8"/>BOOST_LOG_TRIVIAL(debug) &lt;&lt; "beginning transaction";</text:span></text:p>
      <text:p text:style-name="P18"><text:span text:style-name="T21"><text:s text:c="8"/>sql &lt;&lt; "BEGIN TRANSACTION;";</text:span></text:p>
      <text:p text:style-name="P18"><text:span text:style-name="T21"><text:s text:c="8"/>BOOST_LOG_TRIVIAL(trace) &lt;&lt; "executing query: " &lt;&lt; query;</text:span></text:p>
      <text:p text:style-name="P18"><text:span text:style-name="T21"><text:s text:c="8"/>sql &lt;&lt; query;</text:span></text:p>
      <text:p text:style-name="P18"><text:span text:style-name="T21"><text:s text:c="8"/>BOOST_LOG_TRIVIAL(debug) &lt;&lt; "committing transaction";</text:span></text:p>
      <text:p text:style-name="P18"><text:span text:style-name="T21"><text:s text:c="8"/>sql &lt;&lt; "COMMIT";</text:span></text:p>
      <text:p text:style-name="P18"><text:span text:style-name="T21"><text:s text:c="4"/>}</text:span></text:p>
      <text:p text:style-name="P18"><text:span text:style-name="T21">}</text:span></text:p>
      <text:p text:style-name="P18"><text:span text:style-name="T21"/></text:p>
      <text:p text:style-name="P18"><text:span text:style-name="T21">bool path_exists(const string&amp; str){</text:span></text:p>
      <text:p text:style-name="P18"><text:span text:style-name="T21"><text:s text:c="4"/>struct stat s;</text:span></text:p>
      <text:p text:style-name="P18"><text:span text:style-name="T21"><text:s text:c="4"/>int err = stat(str.c_str(), &amp;s);</text:span></text:p>
      <text:p text:style-name="P18"><text:span text:style-name="T21"><text:s text:c="4"/>if(-1 == err) {</text:span></text:p>
      <text:p text:style-name="P18"><text:span text:style-name="T21"><text:s text:c="8"/>if(ENOENT == errno) {</text:span></text:p>
      <text:p text:style-name="P18"><text:span text:style-name="T21"><text:s text:c="12"/>return false;</text:span></text:p>
      <text:p text:style-name="P18"><text:span text:style-name="T21"><text:s text:c="8"/>} else {</text:span></text:p>
      <text:p text:style-name="P18"><text:span text:style-name="T21"><text:s text:c="12"/>BOOST_LOG_TRIVIAL(fatal) &lt;&lt; "fatal on \"path exists\"";</text:span></text:p>
      <text:p text:style-name="P18"><text:span text:style-name="T21"><text:s text:c="12"/>exit(EXIT_FAILURE);</text:span></text:p>
      <text:p text:style-name="P18"><text:span text:style-name="T21"><text:s text:c="8"/>}</text:span></text:p>
      <text:p text:style-name="P18"><text:span text:style-name="T21"><text:s text:c="4"/>}</text:span></text:p>
      <text:p text:style-name="P18"><text:span text:style-name="T21"><text:s text:c="4"/>return true;</text:span></text:p>
      <text:p text:style-name="P18"><text:span text:style-name="T21">}</text:span></text:p>
      <text:p text:style-name="P18"><text:span text:style-name="T21"/></text:p>
      <text:p text:style-name="P18"><text:span text:style-name="T21">void printUsage(const std::string &amp;argv0, const po::positional_options_description&amp; p,</text:span></text:p>
      <text:p text:style-name="P18"><text:span text:style-name="T21"><text:s text:c="16"/>const po::options_description&amp; desc)</text:span></text:p>
      <text:p text:style-name="P18"><text:span text:style-name="T21">{</text:span></text:p>
      <text:p text:style-name="P18"><text:span text:style-name="T21"><text:s text:c="4"/>std::ostream &amp;os = std::cout;</text:span></text:p>
      <text:p text:style-name="P18"><text:soft-page-break/><text:span text:style-name="T21"/></text:p>
      <text:p text:style-name="P18"><text:span text:style-name="T21"><text:s text:c="4"/>os &lt;&lt; "Boost version: " &lt;&lt; BOOST_LIB_VERSION &lt;&lt; endl;</text:span></text:p>
      <text:p text:style-name="P18"><text:span text:style-name="T21"/></text:p>
      <text:p text:style-name="P18"><text:span text:style-name="T21"><text:s text:c="4"/>os &lt;&lt; "Usage:" &lt;&lt; std::endl;</text:span></text:p>
      <text:p text:style-name="P18"><text:span text:style-name="T21"/></text:p>
      <text:p text:style-name="P18"><text:span text:style-name="T21"><text:s text:c="4"/>// print only basename of argv[0]</text:span></text:p>
      <text:p text:style-name="P18"><text:span text:style-name="T21"><text:s text:c="4"/>boost::filesystem::path path(argv0);</text:span></text:p>
      <text:p text:style-name="P18"><text:span text:style-name="T21"><text:s text:c="4"/>os &lt;&lt; " <text:s/>" &lt;&lt; path.filename().string();</text:span></text:p>
      <text:p text:style-name="P18"><text:span text:style-name="T21"/></text:p>
      <text:p text:style-name="P18"><text:span text:style-name="T21"><text:s text:c="4"/>os &lt;&lt; " [options]";</text:span></text:p>
      <text:p text:style-name="P18"><text:span text:style-name="T21"/></text:p>
      <text:p text:style-name="P18"><text:span text:style-name="T21"><text:s text:c="4"/>std::string last;</text:span></text:p>
      <text:p text:style-name="P18"><text:span text:style-name="T21"><text:s text:c="4"/>int rep = 0;</text:span></text:p>
      <text:p text:style-name="P18"><text:span text:style-name="T21"><text:s text:c="4"/>for(int i = 0; i &lt; p.max_total_count(); i++)</text:span></text:p>
      <text:p text:style-name="P18"><text:span text:style-name="T21"><text:s text:c="4"/>{</text:span></text:p>
      <text:p text:style-name="P18"><text:span text:style-name="T21"><text:s text:c="8"/>const std::string &amp;n = p.name_for_position(i);</text:span></text:p>
      <text:p text:style-name="P18"><text:span text:style-name="T21"><text:s text:c="8"/>if(n == last)</text:span></text:p>
      <text:p text:style-name="P18"><text:span text:style-name="T21"><text:s text:c="8"/>{</text:span></text:p>
      <text:p text:style-name="P18"><text:span text:style-name="T21"><text:s text:c="12"/>if(!rep) os &lt;&lt; " ...";</text:span></text:p>
      <text:p text:style-name="P18"><text:span text:style-name="T21"><text:s text:c="12"/>if(rep++ &gt; 1000) break;</text:span></text:p>
      <text:p text:style-name="P18"><text:span text:style-name="T21"><text:s text:c="8"/>}</text:span></text:p>
      <text:p text:style-name="P18"><text:span text:style-name="T21"><text:s text:c="8"/>else</text:span></text:p>
      <text:p text:style-name="P18"><text:span text:style-name="T21"><text:s text:c="8"/>{</text:span></text:p>
      <text:p text:style-name="P18"><text:span text:style-name="T21"><text:s text:c="12"/>os &lt;&lt; " " &lt;&lt; n;</text:span></text:p>
      <text:p text:style-name="P18"><text:span text:style-name="T21"><text:s text:c="12"/>last = n;</text:span></text:p>
      <text:p text:style-name="P18"><text:span text:style-name="T21"><text:s text:c="12"/>rep = 0;</text:span></text:p>
      <text:p text:style-name="P18"><text:span text:style-name="T21"><text:s text:c="8"/>}</text:span></text:p>
      <text:p text:style-name="P18"><text:span text:style-name="T21"><text:s text:c="4"/>}</text:span></text:p>
      <text:p text:style-name="P18"><text:span text:style-name="T21"><text:s text:c="4"/>os &lt;&lt; std::endl &lt;&lt; std::endl;</text:span></text:p>
      <text:p text:style-name="P18"><text:span text:style-name="T21"><text:s text:c="4"/>os &lt;&lt; desc &lt;&lt; std::endl;</text:span></text:p>
      <text:p text:style-name="P18"><text:span text:style-name="T21">}</text:span></text:p>
      <text:p text:style-name="P18"><text:span text:style-name="T21"/></text:p>
      <text:p text:style-name="P18"><text:span text:style-name="T21">session&amp; get_sql_instance(){</text:span></text:p>
      <text:p text:style-name="P18"><text:span text:style-name="T21"><text:s text:c="4"/>static session sql;</text:span></text:p>
      <text:p text:style-name="P18"><text:span text:style-name="T21"><text:s text:c="4"/>BOOST_LOG_TRIVIAL(trace) &lt;&lt; "get sql instance";</text:span></text:p>
      <text:p text:style-name="P18"><text:span text:style-name="T21"><text:s text:c="4"/>return sql;</text:span></text:p>
      <text:p text:style-name="P18"><text:span text:style-name="T21">}</text:span></text:p>
      <text:p text:style-name="P18"><text:span text:style-name="T21"/></text:p>
      <text:p text:style-name="P18"><text:span text:style-name="T21">// Returns number of days since civil 1970-01-01. <text:s/>Negative values indicate</text:span></text:p>
      <text:p text:style-name="P18"><text:span text:style-name="T21">// <text:s text:c="3"/>days prior to 1970-01-01.</text:span></text:p>
      <text:p text:style-name="P18"><text:span text:style-name="T21">// Preconditions: <text:s/>y-m-d represents a date in the civil (Gregorian) calendar</text:span></text:p>
      <text:p text:style-name="P18"><text:span text:style-name="T21">// <text:s text:c="16"/>m is in [1, 12]</text:span></text:p>
      <text:p text:style-name="P18"><text:span text:style-name="T21">// <text:s text:c="16"/>d is in [1, last_day_of_month(y, m)]</text:span></text:p>
      <text:p text:style-name="P18"><text:span text:style-name="T21">// <text:s text:c="16"/>y is "approximately" in</text:span></text:p>
      <text:p text:style-name="P18"><text:span text:style-name="T21">// <text:s text:c="18"/>[numeric_limits&lt;Int&gt;::min()/366, numeric_limits&lt;Int&gt;::max()/366]</text:span></text:p>
      <text:p text:style-name="P18"><text:span text:style-name="T21">// <text:s text:c="16"/>Exact range of validity is:</text:span></text:p>
      <text:p text:style-name="P18"><text:span text:style-name="T21">// <text:s text:c="16"/>[civil_from_days(numeric_limits&lt;Int&gt;::min()),</text:span></text:p>
      <text:p text:style-name="P18"><text:span text:style-name="T21">// <text:s text:c="17"/>civil_from_days(numeric_limits&lt;Int&gt;::max()-719468)]</text:span></text:p>
      <text:p text:style-name="P18"><text:span text:style-name="T21">template &lt;class Int&gt;</text:span></text:p>
      <text:p text:style-name="P18"><text:span text:style-name="T21">constexpr</text:span></text:p>
      <text:p text:style-name="P18"><text:span text:style-name="T21">Int</text:span></text:p>
      <text:p text:style-name="P18"><text:span text:style-name="T21">days_from_civil(Int y, unsigned m, unsigned d) noexcept</text:span></text:p>
      <text:p text:style-name="P18"><text:span text:style-name="T21">{</text:span></text:p>
      <text:p text:style-name="P18"><text:span text:style-name="T21"><text:s text:c="4"/>static_assert(std::numeric_limits&lt;unsigned&gt;::digits &gt;= 18,</text:span></text:p>
      <text:p text:style-name="P18"><text:soft-page-break/><text:span text:style-name="T21"><text:s text:c="18"/>"This algorithm has not been ported to a 16 bit unsigned integer");</text:span></text:p>
      <text:p text:style-name="P18"><text:span text:style-name="T21"><text:s text:c="4"/>static_assert(std::numeric_limits&lt;Int&gt;::digits &gt;= 20,</text:span></text:p>
      <text:p text:style-name="P18"><text:span text:style-name="T21"><text:s text:c="18"/>"This algorithm has not been ported to a 16 bit signed integer");</text:span></text:p>
      <text:p text:style-name="P18"><text:span text:style-name="T21"><text:s text:c="4"/>y -= m &lt;= 2;</text:span></text:p>
      <text:p text:style-name="P18"><text:span text:style-name="T21"><text:s text:c="4"/>const Int era = (y &gt;= 0 ? y : y-399) / 400;</text:span></text:p>
      <text:p text:style-name="P18"><text:span text:style-name="T21"><text:s text:c="4"/>const unsigned yoe = static_cast&lt;unsigned&gt;(y - era * 400); <text:s text:c="5"/>// [0, 399]</text:span></text:p>
      <text:p text:style-name="P18"><text:span text:style-name="T21"><text:s text:c="4"/>const unsigned doy = (153*(m + (m &gt; 2 ? -3 : 9)) + 2)/5 + d-1; <text:s/>// [0, 365]</text:span></text:p>
      <text:p text:style-name="P18"><text:span text:style-name="T21"><text:s text:c="4"/>const unsigned doe = yoe * 365 + yoe/4 - yoe/100 + doy; <text:s text:c="8"/>// [0, 146096]</text:span></text:p>
      <text:p text:style-name="P18"><text:span text:style-name="T21"><text:s text:c="4"/>return era * 146097 + static_cast&lt;Int&gt;(doe) - 719468;</text:span></text:p>
      <text:p text:style-name="P18"><text:span text:style-name="T21">}</text:span></text:p>
      <text:p text:style-name="P18"><text:span text:style-name="T21"/></text:p>
      <text:p text:style-name="P18"><text:span text:style-name="T21">// Returns year/month/day triple in civil calendar</text:span></text:p>
      <text:p text:style-name="P18"><text:span text:style-name="T21">// Preconditions: <text:s/>z is number of days since 1970-01-01 and is in the range:</text:span></text:p>
      <text:p text:style-name="P18"><text:span text:style-name="T21">// <text:s text:c="18"/>[numeric_limits&lt;Int&gt;::min(), numeric_limits&lt;Int&gt;::max()-719468].</text:span></text:p>
      <text:p text:style-name="P18"><text:span text:style-name="T21">template &lt;class Int&gt;</text:span></text:p>
      <text:p text:style-name="P18"><text:span text:style-name="T21">constexpr</text:span></text:p>
      <text:p text:style-name="P18"><text:span text:style-name="T21">std::tuple&lt;Int, unsigned, unsigned&gt;</text:span></text:p>
      <text:p text:style-name="P18"><text:span text:style-name="T21">civil_from_days(Int z) noexcept</text:span></text:p>
      <text:p text:style-name="P18"><text:span text:style-name="T21">{</text:span></text:p>
      <text:p text:style-name="P18"><text:span text:style-name="T21"><text:s text:c="4"/>static_assert(std::numeric_limits&lt;unsigned&gt;::digits &gt;= 18,</text:span></text:p>
      <text:p text:style-name="P18"><text:span text:style-name="T21"><text:s text:c="18"/>"This algorithm has not been ported to a 16 bit unsigned integer");</text:span></text:p>
      <text:p text:style-name="P18"><text:span text:style-name="T21"><text:s text:c="4"/>static_assert(std::numeric_limits&lt;Int&gt;::digits &gt;= 20,</text:span></text:p>
      <text:p text:style-name="P18"><text:span text:style-name="T21"><text:s text:c="18"/>"This algorithm has not been ported to a 16 bit signed integer");</text:span></text:p>
      <text:p text:style-name="P18"><text:span text:style-name="T21"><text:s text:c="4"/>z += 719468;</text:span></text:p>
      <text:p text:style-name="P18"><text:span text:style-name="T21"><text:s text:c="4"/>const Int era = (z &gt;= 0 ? z : z - 146096) / 146097;</text:span></text:p>
      <text:p text:style-name="P18"><text:span text:style-name="T21"><text:s text:c="4"/>const auto doe = static_cast&lt;unsigned&gt;(z - era * 146097); <text:s text:c="9"/>// [0, 146096]</text:span></text:p>
      <text:p text:style-name="P18"><text:span text:style-name="T21"><text:s text:c="4"/>const unsigned yoe = (doe - doe/1460 + doe/36524 - doe/146096) / 365; <text:s/>// [0, 399]</text:span></text:p>
      <text:p text:style-name="P18"><text:span text:style-name="T21"><text:s text:c="4"/>const Int y = static_cast&lt;Int&gt;(yoe) + era * 400;</text:span></text:p>
      <text:p text:style-name="P18"><text:span text:style-name="T21"><text:s text:c="4"/>const unsigned doy = doe - (365*yoe + yoe/4 - yoe/100); <text:s text:c="15"/>// [0, 365]</text:span></text:p>
      <text:p text:style-name="P18"><text:span text:style-name="T21"><text:s text:c="4"/>const unsigned mp = (5*doy + 2)/153; <text:s text:c="34"/>// [0, 11]</text:span></text:p>
      <text:p text:style-name="P18"><text:span text:style-name="T21"><text:s text:c="4"/>const unsigned d = doy - (153*mp+2)/5 + 1; <text:s text:c="28"/>// [1, 31]</text:span></text:p>
      <text:p text:style-name="P18"><text:span text:style-name="T21"><text:s text:c="4"/>const unsigned m = mp + (mp &lt; 10 ? 3 : -9); <text:s text:c="27"/>// [1, 12]</text:span></text:p>
      <text:p text:style-name="P18"><text:span text:style-name="T21"><text:s text:c="4"/>return std::tuple&lt;Int, unsigned, unsigned&gt;(y + (m &lt;= 2), m, d);</text:span></text:p>
      <text:p text:style-name="P18"><text:span text:style-name="T21">}</text:span></text:p>
      <text:p text:style-name="P18"><text:span text:style-name="T21"/></text:p>
      <text:p text:style-name="P18"><text:span text:style-name="T21">template &lt;class Int&gt;</text:span></text:p>
      <text:p text:style-name="P18"><text:span text:style-name="T21">constexpr</text:span></text:p>
      <text:p text:style-name="P18"><text:span text:style-name="T21">unsigned</text:span></text:p>
      <text:p text:style-name="P18"><text:span text:style-name="T21">weekday_from_days(Int z) noexcept</text:span></text:p>
      <text:p text:style-name="P18"><text:span text:style-name="T21">{</text:span></text:p>
      <text:p text:style-name="P18"><text:span text:style-name="T21"><text:s text:c="4"/>return static_cast&lt;unsigned&gt;(z &gt;= -4 ? (z+4) % 7 : (z+5) % 7 + 6);</text:span></text:p>
      <text:p text:style-name="P18"><text:span text:style-name="T21">}</text:span></text:p>
      <text:p text:style-name="P18"><text:span text:style-name="T21"/></text:p>
      <text:p text:style-name="P18"><text:span text:style-name="T21">template &lt;class To, class Rep, class Period&gt;</text:span></text:p>
      <text:p text:style-name="P18"><text:span text:style-name="T21">To</text:span></text:p>
      <text:p text:style-name="P18"><text:span text:style-name="T21">round_down(const std::chrono::duration&lt;Rep, Period&gt;&amp; d)</text:span></text:p>
      <text:p text:style-name="P18"><text:span text:style-name="T21">{</text:span></text:p>
      <text:p text:style-name="P18"><text:span text:style-name="T21"><text:s text:c="4"/>To t = std::chrono::duration_cast&lt;To&gt;(d);</text:span></text:p>
      <text:p text:style-name="P18"><text:span text:style-name="T21"><text:s text:c="4"/>if (t &gt; d)</text:span></text:p>
      <text:p text:style-name="P18"><text:span text:style-name="T21"><text:s text:c="8"/>--t;</text:span></text:p>
      <text:p text:style-name="P18"><text:span text:style-name="T21"><text:s text:c="4"/>return t;</text:span></text:p>
      <text:p text:style-name="P18"><text:span text:style-name="T21">}</text:span></text:p>
      <text:p text:style-name="P18"><text:span text:style-name="T21"/></text:p>
      <text:p text:style-name="P18"><text:span text:style-name="T21">template &lt;class Duration&gt;</text:span></text:p>
      <text:p text:style-name="P18"><text:soft-page-break/><text:span text:style-name="T21">std::tm</text:span></text:p>
      <text:p text:style-name="P18"><text:span text:style-name="T21">make_utc_tm(std::chrono::time_point&lt;std::chrono::system_clock, Duration&gt; tp)</text:span></text:p>
      <text:p text:style-name="P18"><text:span text:style-name="T21">{</text:span></text:p>
      <text:p text:style-name="P18"><text:span text:style-name="T21"><text:s text:c="4"/>using namespace std;</text:span></text:p>
      <text:p text:style-name="P18"><text:span text:style-name="T21"><text:s text:c="4"/>using namespace std::chrono;</text:span></text:p>
      <text:p text:style-name="P18"><text:span text:style-name="T21"><text:s text:c="4"/>typedef duration&lt;int, ratio_multiply&lt;hours::period, ratio&lt;24&gt;&gt;&gt; days;</text:span></text:p>
      <text:p text:style-name="P18"><text:span text:style-name="T21"><text:s text:c="4"/>// t is time duration since 1970-01-01</text:span></text:p>
      <text:p text:style-name="P18"><text:span text:style-name="T21"><text:s text:c="4"/>Duration t = tp.time_since_epoch();</text:span></text:p>
      <text:p text:style-name="P18"><text:span text:style-name="T21"><text:s text:c="4"/>// d is days since 1970-01-01</text:span></text:p>
      <text:p text:style-name="P18"><text:span text:style-name="T21"><text:s text:c="4"/>days d = round_down&lt;days&gt;(t);</text:span></text:p>
      <text:p text:style-name="P18"><text:span text:style-name="T21"><text:s text:c="4"/>// t is now time duration since midnight of day d</text:span></text:p>
      <text:p text:style-name="P18"><text:span text:style-name="T21"><text:s text:c="4"/>t -= d;</text:span></text:p>
      <text:p text:style-name="P18"><text:span text:style-name="T21"><text:s text:c="4"/>// break d down into year/month/day</text:span></text:p>
      <text:p text:style-name="P18"><text:span text:style-name="T21"><text:s text:c="4"/>int year;</text:span></text:p>
      <text:p text:style-name="P18"><text:span text:style-name="T21"><text:s text:c="4"/>unsigned month;</text:span></text:p>
      <text:p text:style-name="P18"><text:span text:style-name="T21"><text:s text:c="4"/>unsigned day;</text:span></text:p>
      <text:p text:style-name="P18"><text:span text:style-name="T21"><text:s text:c="4"/>std::tie(year, month, day) = civil_from_days(d.count());</text:span></text:p>
      <text:p text:style-name="P18"><text:span text:style-name="T21"><text:s text:c="4"/>// start filling in the tm with calendar info</text:span></text:p>
      <text:p text:style-name="P18"><text:span text:style-name="T21"><text:s text:c="4"/>std::tm tm = {0};</text:span></text:p>
      <text:p text:style-name="P18"><text:span text:style-name="T21"><text:s text:c="4"/>tm.tm_year = year - 1900;</text:span></text:p>
      <text:p text:style-name="P18"><text:span text:style-name="T21"><text:s text:c="4"/>tm.tm_mon = month - 1;</text:span></text:p>
      <text:p text:style-name="P18"><text:span text:style-name="T21"><text:s text:c="4"/>tm.tm_mday = day;</text:span></text:p>
      <text:p text:style-name="P18"><text:span text:style-name="T21"><text:s text:c="4"/>tm.tm_wday = weekday_from_days(d.count());</text:span></text:p>
      <text:p text:style-name="P18"><text:span text:style-name="T21"><text:s text:c="4"/>tm.tm_yday = d.count() - days_from_civil(year, 1, 1);</text:span></text:p>
      <text:p text:style-name="P18"><text:span text:style-name="T21"><text:s text:c="4"/>// Fill in the time</text:span></text:p>
      <text:p text:style-name="P18"><text:span text:style-name="T21"><text:s text:c="4"/>tm.tm_hour = duration_cast&lt;hours&gt;(t).count();</text:span></text:p>
      <text:p text:style-name="P18"><text:span text:style-name="T21"><text:s text:c="4"/>t -= hours(tm.tm_hour);</text:span></text:p>
      <text:p text:style-name="P18"><text:span text:style-name="T21"><text:s text:c="4"/>tm.tm_min = duration_cast&lt;minutes&gt;(t).count();</text:span></text:p>
      <text:p text:style-name="P18"><text:span text:style-name="T21"><text:s text:c="4"/>t -= minutes(tm.tm_min);</text:span></text:p>
      <text:p text:style-name="P18"><text:span text:style-name="T21"><text:s text:c="4"/>tm.tm_sec = duration_cast&lt;seconds&gt;(t).count();</text:span></text:p>
      <text:p text:style-name="P18"><text:span text:style-name="T21"><text:s text:c="4"/>return tm;</text:span></text:p>
      <text:p text:style-name="P18"><text:span text:style-name="T21">}</text:span></text:p>
      <text:p text:style-name="P18"><text:span text:style-name="T21"/></text:p>
      <text:p text:style-name="P18"><text:span text:style-name="T21">void index_file(const string&amp; path, const struct stat* sb){</text:span></text:p>
      <text:p text:style-name="P18"><text:span text:style-name="T21"><text:s text:c="4"/>session &amp;sql = get_sql_instance();</text:span></text:p>
      <text:p text:style-name="P18"><text:span text:style-name="T21"><text:s text:c="4"/>BOOST_LOG_TRIVIAL(debug) &lt;&lt; "indexing file " &lt;&lt; path;</text:span></text:p>
      <text:p text:style-name="P18"><text:span text:style-name="T21"><text:s text:c="4"/>string base_name(basename((char*)path.c_str())), dir_name(dirname((char*)path.c_str()));</text:span></text:p>
      <text:p text:style-name="P18"><text:span text:style-name="T21"><text:s text:c="4"/>off_t filesize = sb-&gt;st_size;</text:span></text:p>
      <text:p text:style-name="P18"><text:span text:style-name="T21"><text:s text:c="4"/>timespec last_changed = sb-&gt;st_mtim;</text:span></text:p>
      <text:p text:style-name="P18"><text:span text:style-name="T21"/></text:p>
      <text:p text:style-name="P18"><text:span text:style-name="T21"><text:s text:c="4"/>std::chrono::time_point&lt;std::chrono::system_clock, std::chrono::nanoseconds&gt; tp;</text:span></text:p>
      <text:p text:style-name="P18"><text:span text:style-name="T21"><text:s text:c="4"/>{</text:span></text:p>
      <text:p text:style-name="P18"><text:span text:style-name="T21"><text:s text:c="8"/>using namespace std::chrono;</text:span></text:p>
      <text:p text:style-name="P18"><text:span text:style-name="T21"><text:s text:c="8"/>auto d = seconds{last_changed.tv_sec} + nanoseconds{last_changed.tv_nsec};</text:span></text:p>
      <text:p text:style-name="P18"><text:span text:style-name="T21"><text:s text:c="8"/>decltype(tp) temp_tp{duration_cast&lt;system_clock::duration&gt;(d)};</text:span></text:p>
      <text:p text:style-name="P18"><text:span text:style-name="T21"><text:s text:c="8"/>tp = temp_tp;</text:span></text:p>
      <text:p text:style-name="P18"><text:span text:style-name="T21"><text:s text:c="4"/>}</text:span></text:p>
      <text:p text:style-name="P18"><text:span text:style-name="T21"><text:s text:c="4"/>std::tm last_changed_tm = make_utc_tm(tp);</text:span></text:p>
      <text:p text:style-name="P18"><text:span text:style-name="T21"/></text:p>
      <text:p text:style-name="P18"><text:span text:style-name="T21"><text:s text:c="4"/>try {</text:span></text:p>
      <text:p text:style-name="P18"><text:span text:style-name="T21"><text:s text:c="8"/>BOOST_LOG_TRIVIAL(debug) &lt;&lt; "beginning transaction";</text:span></text:p>
      <text:p text:style-name="P18"><text:span text:style-name="T21"><text:s text:c="8"/>sql &lt;&lt; "BEGIN TRANSACTION;";</text:span></text:p>
      <text:p text:style-name="P18"><text:span text:style-name="T21"/></text:p>
      <text:p text:style-name="P18"><text:span text:style-name="T21"><text:s text:c="8"/>BOOST_LOG_TRIVIAL(debug) &lt;&lt; "selecting file";</text:span></text:p>
      <text:p text:style-name="P18"><text:soft-page-break/><text:span text:style-name="T21"/></text:p>
      <text:p text:style-name="P18"><text:span text:style-name="T21"><text:s text:c="8"/>rowset&lt;row&gt; rs = (sql.prepare &lt;&lt; "SELECT id FROM `files` WHERE filename = :filename AND directory = :directory;",</text:span></text:p>
      <text:p text:style-name="P18"><text:span text:style-name="T21"><text:s text:c="16"/>use( base_name, "filename"), use(dir_name, "directory"));</text:span></text:p>
      <text:p text:style-name="P18"><text:span text:style-name="T21"><text:s text:c="8"/>const auto&amp; iter_rs = rs.begin();</text:span></text:p>
      <text:p text:style-name="P18"><text:span text:style-name="T21"><text:s text:c="8"/>if(iter_rs == rs.end()){</text:span></text:p>
      <text:p text:style-name="P18"><text:span text:style-name="T21"><text:s text:c="12"/>BOOST_LOG_TRIVIAL(debug) &lt;&lt; "file not found";</text:span></text:p>
      <text:p text:style-name="P18"><text:span text:style-name="T21"><text:s text:c="12"/>const auto cxx_path = fs::path(path);</text:span></text:p>
      <text:p text:style-name="P18"><text:span text:style-name="T21"><text:s text:c="12"/>string ext = cxx_path.has_extension() ? cxx_path.extension() : "";</text:span></text:p>
      <text:p text:style-name="P18"><text:span text:style-name="T21"><text:s text:c="12"/></text:span></text:p>
      <text:p text:style-name="P18"><text:span text:style-name="T21"><text:s text:c="12"/>// find out extension id</text:span></text:p>
      <text:p text:style-name="P18"><text:span text:style-name="T21"><text:s text:c="12"/>BOOST_LOG_TRIVIAL(debug) &lt;&lt; "finding extension id";</text:span></text:p>
      <text:p text:style-name="P18"><text:span text:style-name="T21"><text:s text:c="12"/>boost::optional&lt;int&gt; extension_id;</text:span></text:p>
      <text:p text:style-name="P18"><text:span text:style-name="T21"><text:s text:c="12"/>BOOST_LOG_TRIVIAL(trace) &lt;&lt; "selecting extension from db";</text:span></text:p>
      <text:p text:style-name="P18"><text:span text:style-name="T21"><text:s text:c="12"/>sql &lt;&lt; "SELECT id FROM `extensions` WHERE extension=:ext ;", into(extension_id), use( ext, "ext");</text:span></text:p>
      <text:p text:style-name="P18"><text:span text:style-name="T21"><text:s text:c="12"/>if(!extension_id.is_initialized()){</text:span></text:p>
      <text:p text:style-name="P18"><text:span text:style-name="T21"><text:s text:c="16"/>BOOST_LOG_TRIVIAL(trace) &lt;&lt; "extension not found. creating new extension";</text:span></text:p>
      <text:p text:style-name="P18"><text:span text:style-name="T21"><text:s text:c="16"/>sql &lt;&lt; "INSERT INTO `extensions`(extension) VALUES (:ext);", use( ext);</text:span></text:p>
      <text:p text:style-name="P18"><text:span text:style-name="T21"><text:s text:c="16"/>BOOST_LOG_TRIVIAL(debug) &lt;&lt; "committing";</text:span></text:p>
      <text:p text:style-name="P18"><text:span text:style-name="T21"><text:s text:c="16"/>sql &lt;&lt; "COMMIT;";</text:span></text:p>
      <text:p text:style-name="P18"><text:span text:style-name="T21"><text:s text:c="16"/>BOOST_LOG_TRIVIAL(debug) &lt;&lt; "beginning transaction";</text:span></text:p>
      <text:p text:style-name="P18"><text:span text:style-name="T21"><text:s text:c="16"/>sql &lt;&lt; "BEGIN TRANSACTION;";</text:span></text:p>
      <text:p text:style-name="P18"><text:span text:style-name="T21"><text:s text:c="16"/>BOOST_LOG_TRIVIAL(trace) &lt;&lt; "selecting extension from db";</text:span></text:p>
      <text:p text:style-name="P18"><text:span text:style-name="T21"><text:s text:c="16"/>sql &lt;&lt; "SELECT id FROM `extensions` WHERE extension=:ext ;", use( ext), into(extension_id);</text:span></text:p>
      <text:p text:style-name="P18"><text:span text:style-name="T21"><text:s text:c="12"/>}</text:span></text:p>
      <text:p text:style-name="P18"><text:span text:style-name="T21"><text:s text:c="12"/>assert(extension_id.is_initialized() &amp;&amp; "Something went wrong with sql logic");</text:span></text:p>
      <text:p text:style-name="P18"><text:span text:style-name="T21"/></text:p>
      <text:p text:style-name="P18"><text:span text:style-name="T21"><text:s text:c="12"/>// insert file</text:span></text:p>
      <text:p text:style-name="P18"><text:span text:style-name="T21"><text:s text:c="12"/>BOOST_LOG_TRIVIAL(info) &lt;&lt; "inserting file into database";</text:span></text:p>
      <text:p text:style-name="P18"><text:span text:style-name="T21"><text:s text:c="12"/>sql &lt;&lt; "INSERT INTO `files`(directory, filename, file_size, last_changed_at, extension_id) "</text:span></text:p>
      <text:p text:style-name="P18"><text:span text:style-name="T21"><text:s text:c="19"/>"VALUES (?, ?, ?, ?, ?);", use(dir_name), use(base_name), use(filesize), use(last_changed_tm), use(extension_id);</text:span></text:p>
      <text:p text:style-name="P18"><text:span text:style-name="T21"><text:s text:c="8"/>} else{</text:span></text:p>
      <text:p text:style-name="P18"><text:span text:style-name="T21"><text:s text:c="12"/>int file_id = iter_rs-&gt;get&lt;int&gt;(0); // id</text:span></text:p>
      <text:p text:style-name="P18"><text:span text:style-name="T21"><text:s text:c="12"/>BOOST_LOG_TRIVIAL(debug) &lt;&lt; "found current file with id " &lt;&lt; file_id &lt;&lt; " in database";</text:span></text:p>
      <text:p text:style-name="P18"><text:span text:style-name="T21"><text:s text:c="12"/>BOOST_LOG_TRIVIAL(debug) &lt;&lt; "updating database info";</text:span></text:p>
      <text:p text:style-name="P18"><text:span text:style-name="T21"><text:s text:c="12"/>sql &lt;&lt; "UPDATE `files` SET "</text:span></text:p>
      <text:p text:style-name="P18"><text:span text:style-name="T21"><text:s text:c="19"/>"file_size = :size ,"</text:span></text:p>
      <text:p text:style-name="P18"><text:span text:style-name="T21"><text:s text:c="19"/>"last_changed_at = :changed "</text:span></text:p>
      <text:p text:style-name="P18"><text:span text:style-name="T21"><text:s text:c="19"/>"WHERE id = :id ;", use(filesize, "size"),</text:span></text:p>
      <text:p text:style-name="P18"><text:span text:style-name="T21"><text:s text:c="19"/>use(last_changed_tm, "changed"),</text:span></text:p>
      <text:p text:style-name="P18"><text:span text:style-name="T21"><text:s text:c="19"/>use(file_id, "id");</text:span></text:p>
      <text:p text:style-name="P18"><text:span text:style-name="T21"><text:s text:c="8"/>}</text:span></text:p>
      <text:p text:style-name="P18"><text:span text:style-name="T21"/></text:p>
      <text:p text:style-name="P18"><text:span text:style-name="T21"><text:s text:c="8"/>BOOST_LOG_TRIVIAL(debug) &lt;&lt; "committing";</text:span></text:p>
      <text:p text:style-name="P18"><text:span text:style-name="T21"><text:s text:c="8"/>sql &lt;&lt; "COMMIT;";</text:span></text:p>
      <text:p text:style-name="P18"><text:span text:style-name="T21"><text:s text:c="4"/>} catch (std::exception&amp; err){</text:span></text:p>
      <text:p text:style-name="P18"><text:span text:style-name="T21"><text:s text:c="8"/>BOOST_LOG_TRIVIAL(info) &lt;&lt; "rolling back";</text:span></text:p>
      <text:p text:style-name="P18"><text:span text:style-name="T21"><text:s text:c="8"/>sql &lt;&lt; "ROLLBACK;";</text:span></text:p>
      <text:p text:style-name="P18"><text:span text:style-name="T21"><text:s text:c="8"/>BOOST_LOG_TRIVIAL(error) &lt;&lt; "Error occurred: " &lt;&lt; err.what();</text:span></text:p>
      <text:p text:style-name="P18"><text:span text:style-name="T21"><text:s text:c="4"/>}</text:span></text:p>
      <text:p text:style-name="P18"><text:span text:style-name="T21"/></text:p>
      <text:p text:style-name="P18"><text:span text:style-name="T21">}</text:span></text:p>
      <text:p text:style-name="P18"><text:span text:style-name="T21"/></text:p>
      <text:p text:style-name="P18"><text:soft-page-break/><text:span text:style-name="T21">//FTW_F - file</text:span></text:p>
      <text:p text:style-name="P18"><text:span text:style-name="T21">//FTW_D - dir</text:span></text:p>
      <text:p text:style-name="P18"><text:span text:style-name="T21">//FTW_DNR - dir without permissions to read</text:span></text:p>
      <text:p text:style-name="P18"><text:span text:style-name="T21">//FTW_NS - stat call failed</text:span></text:p>
      <text:p text:style-name="P18"><text:span text:style-name="T21"/></text:p>
      <text:p text:style-name="P18"><text:span text:style-name="T21">int handle_walk(const char* fpath, const struct stat* sb, int typeflag){</text:span></text:p>
      <text:p text:style-name="P18"><text:span text:style-name="T21"><text:s text:c="4"/>if(typeflag == FTW_D){</text:span></text:p>
      <text:p text:style-name="P18"><text:span text:style-name="T21"><text:s text:c="8"/>BOOST_LOG_TRIVIAL(trace) &lt;&lt; "got directory: " &lt;&lt; fpath;</text:span></text:p>
      <text:p text:style-name="P18"><text:span text:style-name="T21"><text:s text:c="8"/>return 0;</text:span></text:p>
      <text:p text:style-name="P18"><text:span text:style-name="T21"><text:s text:c="4"/>}</text:span></text:p>
      <text:p text:style-name="P18"><text:span text:style-name="T21"><text:s text:c="4"/>if(typeflag == FTW_F) {</text:span></text:p>
      <text:p text:style-name="P18"><text:span text:style-name="T21"><text:s text:c="8"/>BOOST_LOG_TRIVIAL(trace) &lt;&lt; "got file: " &lt;&lt; fpath;</text:span></text:p>
      <text:p text:style-name="P18"><text:span text:style-name="T21"><text:s text:c="8"/>string path = fpath;</text:span></text:p>
      <text:p text:style-name="P18"><text:span text:style-name="T21"><text:s text:c="8"/>index_file(path, sb);</text:span></text:p>
      <text:p text:style-name="P18"><text:span text:style-name="T21"><text:s text:c="4"/>}</text:span></text:p>
      <text:p text:style-name="P18"><text:span text:style-name="T21"><text:s text:c="4"/>else{</text:span></text:p>
      <text:p text:style-name="P18"><text:span text:style-name="T21"><text:s text:c="8"/>BOOST_LOG_TRIVIAL(error) &lt;&lt; "got unexpected flag: " &lt;&lt; typeflag;</text:span></text:p>
      <text:p text:style-name="P18"><text:span text:style-name="T21"><text:s text:c="4"/>}</text:span></text:p>
      <text:p text:style-name="P18"><text:span text:style-name="T21"><text:s text:c="4"/>return 0;</text:span></text:p>
      <text:p text:style-name="P18"><text:span text:style-name="T21">}</text:span></text:p>
      <text:p text:style-name="P18"><text:span text:style-name="T21"/></text:p>
      <text:p text:style-name="P18"><text:span text:style-name="T21">void index_files(const po::variables_map&amp; vm){</text:span></text:p>
      <text:p text:style-name="P18"><text:span text:style-name="T21"><text:s text:c="4"/>const auto &amp;paths = vm["index-path"].as&lt;vector&lt;string&gt;&gt;();</text:span></text:p>
      <text:p text:style-name="P18"><text:span text:style-name="T21"><text:s text:c="4"/>for (const auto &amp;path : paths) {</text:span></text:p>
      <text:p text:style-name="P18"><text:span text:style-name="T21"><text:s text:c="8"/>char *rpath = new char[PATH_MAX];</text:span></text:p>
      <text:p text:style-name="P18"><text:span text:style-name="T21"><text:s text:c="8"/>if(realpath(path.c_str(), rpath) == nullptr){</text:span></text:p>
      <text:p text:style-name="P18"><text:span text:style-name="T21"><text:s text:c="12"/>BOOST_LOG_TRIVIAL(error) &lt;&lt; "invalid path: " &lt;&lt; path.c_str();</text:span></text:p>
      <text:p text:style-name="P18"><text:span text:style-name="T21"><text:s text:c="12"/>delete[] rpath;</text:span></text:p>
      <text:p text:style-name="P18"><text:span text:style-name="T21"><text:s text:c="12"/>continue;</text:span></text:p>
      <text:p text:style-name="P18"><text:span text:style-name="T21"><text:s text:c="8"/>}</text:span></text:p>
      <text:p text:style-name="P18"><text:span text:style-name="T21"><text:s text:c="8"/>string real_path = rpath;</text:span></text:p>
      <text:p text:style-name="P18"><text:span text:style-name="T21"><text:s text:c="8"/>BOOST_LOG_TRIVIAL(debug) &lt;&lt; "indexing path: " &lt;&lt; real_path;</text:span></text:p>
      <text:p text:style-name="P18"><text:span text:style-name="T21"><text:s text:c="8"/>ftw(real_path.c_str(), handle_walk, max_file_descriptors_count);</text:span></text:p>
      <text:p text:style-name="P18"><text:span text:style-name="T21"><text:s text:c="4"/>}</text:span></text:p>
      <text:p text:style-name="P18"><text:span text:style-name="T21"/></text:p>
      <text:p text:style-name="P18"><text:span text:style-name="T21"><text:s text:c="4"/>// filter deleted files</text:span></text:p>
      <text:p text:style-name="P18"><text:span text:style-name="T21"><text:s text:c="4"/>session &amp;sql = get_sql_instance();</text:span></text:p>
      <text:p text:style-name="P18"><text:span text:style-name="T21"><text:s text:c="4"/>try{</text:span></text:p>
      <text:p text:style-name="P18"><text:span text:style-name="T21"><text:s text:c="8"/>rowset&lt;row&gt; rs = (sql.prepare &lt;&lt; "SELECT * FROM `files`;");</text:span></text:p>
      <text:p text:style-name="P18"><text:span text:style-name="T21"><text:s text:c="8"/>BOOST_LOG_TRIVIAL(debug) &lt;&lt; "beginning transaction";</text:span></text:p>
      <text:p text:style-name="P18"><text:span text:style-name="T21"><text:s text:c="8"/>sql &lt;&lt; "BEGIN TRANSACTION;";</text:span></text:p>
      <text:p text:style-name="P18"><text:span text:style-name="T21"><text:s text:c="8"/>for (const auto &amp;item : rs) {</text:span></text:p>
      <text:p text:style-name="P18"><text:span text:style-name="T21"><text:s text:c="12"/>const auto &amp;full_path = item.get&lt;string&gt;(1) + "/" + item.get&lt;string&gt;(2);</text:span></text:p>
      <text:p text:style-name="P18"><text:span text:style-name="T21"><text:s text:c="12"/>if (!path_exists(full_path)) {</text:span></text:p>
      <text:p text:style-name="P18"><text:span text:style-name="T21"><text:s text:c="16"/>BOOST_LOG_TRIVIAL(info) &lt;&lt; "deleting path: " &lt;&lt; std::quoted(full_path);</text:span></text:p>
      <text:p text:style-name="P18"><text:span text:style-name="T21"><text:s text:c="16"/>sql &lt;&lt; "DELETE FROM `files` WHERE id=:id ;", use(item.get&lt;int&gt;(0), "id");</text:span></text:p>
      <text:p text:style-name="P18"><text:span text:style-name="T21"><text:s text:c="12"/>}</text:span></text:p>
      <text:p text:style-name="P18"><text:span text:style-name="T21"><text:s text:c="8"/>}</text:span></text:p>
      <text:p text:style-name="P18"><text:span text:style-name="T21"><text:s text:c="8"/>BOOST_LOG_TRIVIAL(debug) &lt;&lt; "committing transaction";</text:span></text:p>
      <text:p text:style-name="P18"><text:span text:style-name="T21"><text:s text:c="8"/>sql &lt;&lt; "COMMIT";</text:span></text:p>
      <text:p text:style-name="P18"><text:span text:style-name="T21"><text:s text:c="4"/>} catch (const std::exception&amp; err){</text:span></text:p>
      <text:p text:style-name="P18"><text:span text:style-name="T21"><text:s text:c="8"/>BOOST_LOG_TRIVIAL(info) &lt;&lt; "rolling back";</text:span></text:p>
      <text:p text:style-name="P18"><text:span text:style-name="T21"><text:s text:c="8"/>sql &lt;&lt; "ROLLBACK;";</text:span></text:p>
      <text:p text:style-name="P18"><text:span text:style-name="T21"><text:s text:c="8"/>BOOST_LOG_TRIVIAL(error) &lt;&lt; "error while walking through all rows: " &lt;&lt; err.what();</text:span></text:p>
      <text:p text:style-name="P18"><text:span text:style-name="T21"><text:s text:c="4"/>}</text:span></text:p>
      <text:p text:style-name="P18"><text:soft-page-break/><text:span text:style-name="T21">}</text:span></text:p>
      <text:p text:style-name="P18"><text:span text:style-name="T21"/></text:p>
      <text:p text:style-name="P18"><text:span text:style-name="T21">void search_files(const po::variables_map&amp; vm){</text:span></text:p>
      <text:p text:style-name="P18"><text:span text:style-name="T21"><text:s text:c="4"/>session&amp; sql = get_sql_instance();</text:span></text:p>
      <text:p text:style-name="P18"><text:span text:style-name="T21"/></text:p>
      <text:p text:style-name="P18"><text:span text:style-name="T21"><text:s text:c="4"/>const auto &amp;search_by = vm["by"].as&lt;string&gt;();</text:span></text:p>
      <text:p text:style-name="P18"><text:span text:style-name="T21"><text:s text:c="4"/>if(search_by == "extension"){</text:span></text:p>
      <text:p text:style-name="P18"><text:span text:style-name="T21"><text:s text:c="8"/>string ext = vm["target"].as&lt;string&gt;();</text:span></text:p>
      <text:p text:style-name="P18"><text:span text:style-name="T21"><text:s text:c="8"/>rowset&lt;row&gt; rs = (sql.prepare &lt;&lt; "SELECT f.directory,f.filename FROM files f "</text:span></text:p>
      <text:p text:style-name="P18"><text:span text:style-name="T21"><text:s text:c="41"/>"INNER JOIN extensions e on e.id = f.extension_id WHERE e.extension = :ext ;",</text:span></text:p>
      <text:p text:style-name="P18"><text:span text:style-name="T21"><text:s text:c="41"/>use(ext, "ext"));</text:span></text:p>
      <text:p text:style-name="P18"><text:span text:style-name="T21"><text:s text:c="8"/>for (const auto &amp;file : rs) {</text:span></text:p>
      <text:p text:style-name="P18"><text:span text:style-name="T21"><text:s text:c="12"/>cout &lt;&lt; "Found file: " &lt;&lt; file.get&lt;string&gt;(0) &lt;&lt; "/" &lt;&lt; file.get&lt;string&gt;(1);</text:span></text:p>
      <text:p text:style-name="P18"><text:span text:style-name="T21"><text:s text:c="8"/>}</text:span></text:p>
      <text:p text:style-name="P18"><text:span text:style-name="T21"><text:s text:c="4"/>} else if(search_by == "directory"){</text:span></text:p>
      <text:p text:style-name="P18"><text:span text:style-name="T21"><text:s text:c="8"/>string dir = vm["target"].as&lt;string&gt;();</text:span></text:p>
      <text:p text:style-name="P18"><text:span text:style-name="T21"><text:s text:c="8"/>char *rpath = new char[PATH_MAX];</text:span></text:p>
      <text:p text:style-name="P18"><text:span text:style-name="T21"><text:s text:c="8"/>if(realpath(dir.c_str(), rpath) == nullptr){</text:span></text:p>
      <text:p text:style-name="P18"><text:span text:style-name="T21"><text:s text:c="12"/>BOOST_LOG_TRIVIAL(fatal) &lt;&lt; "invalid dir: " &lt;&lt; dir.c_str();</text:span></text:p>
      <text:p text:style-name="P18"><text:span text:style-name="T21"><text:s text:c="12"/>delete[] rpath;</text:span></text:p>
      <text:p text:style-name="P18"><text:span text:style-name="T21"><text:s text:c="12"/>return;</text:span></text:p>
      <text:p text:style-name="P18"><text:span text:style-name="T21"><text:s text:c="8"/>}</text:span></text:p>
      <text:p text:style-name="P18"><text:span text:style-name="T21"><text:s text:c="8"/>dir = rpath;</text:span></text:p>
      <text:p text:style-name="P18"><text:span text:style-name="T21"/></text:p>
      <text:p text:style-name="P18"><text:span text:style-name="T21"><text:s text:c="8"/>rowset&lt;row&gt; rs = (sql.prepare &lt;&lt; "SELECT f.directory,f.filename FROM files f WHERE f.directory = :dir", use(dir, "dir"));</text:span></text:p>
      <text:p text:style-name="P18"><text:span text:style-name="T21"><text:s text:c="8"/>for (const auto &amp;file : rs) {</text:span></text:p>
      <text:p text:style-name="P18"><text:span text:style-name="T21"><text:s text:c="12"/>cout &lt;&lt; "Found file: " &lt;&lt; file.get&lt;string&gt;(0) &lt;&lt; "/" &lt;&lt; file.get&lt;string&gt;(1);</text:span></text:p>
      <text:p text:style-name="P18"><text:span text:style-name="T21"><text:s text:c="8"/>}</text:span></text:p>
      <text:p text:style-name="P18"><text:span text:style-name="T21"><text:s text:c="4"/>}</text:span></text:p>
      <text:p text:style-name="P18"><text:span text:style-name="T21"><text:s text:c="4"/>else{</text:span></text:p>
      <text:p text:style-name="P18"><text:span text:style-name="T21"><text:s text:c="8"/>BOOST_LOG_TRIVIAL(info) &lt;&lt; "got invalid argument";</text:span></text:p>
      <text:p text:style-name="P18"><text:span text:style-name="T21"><text:s text:c="8"/>cout &lt;&lt; "Invalid argument: " &lt;&lt; search_by &lt;&lt; endl;</text:span></text:p>
      <text:p text:style-name="P18"><text:span text:style-name="T21"><text:s text:c="8"/>return;</text:span></text:p>
      <text:p text:style-name="P18"><text:span text:style-name="T21"><text:s text:c="4"/>}</text:span></text:p>
      <text:p text:style-name="P18"><text:span text:style-name="T21">}</text:span></text:p>
      <text:p text:style-name="P18"><text:span text:style-name="T21"/></text:p>
      <text:p text:style-name="P18"><text:span text:style-name="T21">void print_stat(std::ostream&amp; out, const po::variables_map&amp; vm){</text:span></text:p>
      <text:p text:style-name="P18"><text:span text:style-name="T21"><text:s text:c="4"/>session &amp;sql = get_sql_instance();</text:span></text:p>
      <text:p text:style-name="P18"><text:span text:style-name="T21"><text:s text:c="4"/>int files_count;</text:span></text:p>
      <text:p text:style-name="P18"><text:span text:style-name="T21"><text:s text:c="4"/>sql &lt;&lt; "SELECT COUNT(*) FROM `files`;", into(files_count);</text:span></text:p>
      <text:p text:style-name="P18"><text:span text:style-name="T21"><text:s text:c="4"/>out &lt;&lt; "Total files count: " &lt;&lt; files_count &lt;&lt; endl;</text:span></text:p>
      <text:p text:style-name="P18"><text:span text:style-name="T21"/></text:p>
      <text:p text:style-name="P18"><text:span text:style-name="T21"><text:s text:c="4"/>int total_ext_count;</text:span></text:p>
      <text:p text:style-name="P18"><text:span text:style-name="T21"><text:s text:c="4"/>sql &lt;&lt; "SELECT COUNT(*) FROM `extensions`;", into(total_ext_count);</text:span></text:p>
      <text:p text:style-name="P18"><text:span text:style-name="T21"><text:s text:c="4"/>out &lt;&lt; "Total extensions count: " &lt;&lt; total_ext_count &lt;&lt; endl;</text:span></text:p>
      <text:p text:style-name="P18"><text:span text:style-name="T21"/></text:p>
      <text:p text:style-name="P18"><text:span text:style-name="T21"><text:s text:c="4"/>rowset&lt;row&gt; rs = (sql.prepare &lt;&lt; "SELECT e.extension, COUNT(f.extension_id) AS files_count "</text:span></text:p>
      <text:p text:style-name="P18"><text:span text:style-name="T21"><text:s text:c="37"/>"FROM extensions e "</text:span></text:p>
      <text:p text:style-name="P18"><text:span text:style-name="T21"><text:s text:c="37"/>"LEFT JOIN files f ON e.id = f.extension_id GROUP BY e.id "</text:span></text:p>
      <text:p text:style-name="P18"><text:span text:style-name="T21"><text:s text:c="37"/>"ORDER BY files_count DESC "</text:span></text:p>
      <text:p text:style-name="P18"><text:span text:style-name="T21"><text:s text:c="37"/>"LIMIT :limit ;",</text:span></text:p>
      <text:p text:style-name="P18"><text:span text:style-name="T21"><text:s text:c="37"/>use(stat_ext_sql_limit, "limit"));</text:span></text:p>
      <text:p text:style-name="P18"><text:span text:style-name="T21"><text:s text:c="4"/>for (const auto &amp;extension : rs) {</text:span></text:p>
      <text:p text:style-name="P18"><text:soft-page-break/><text:span text:style-name="T21"><text:s text:c="8"/>auto ext = extension.get&lt;string&gt;(0);</text:span></text:p>
      <text:p text:style-name="P18"><text:span text:style-name="T21"><text:s text:c="8"/>int ext_count = std::stoi(extension.get&lt;string&gt;(1));</text:span></text:p>
      <text:p text:style-name="P18"><text:span text:style-name="T21"><text:s text:c="8"/>if(ext.empty()) {</text:span></text:p>
      <text:p text:style-name="P18"><text:span text:style-name="T21"><text:s text:c="12"/>out &lt;&lt; "Total files without extensions: " &lt;&lt; ext_count &lt;&lt; endl;</text:span></text:p>
      <text:p text:style-name="P18"><text:span text:style-name="T21"><text:s text:c="8"/>}</text:span></text:p>
      <text:p text:style-name="P18"><text:span text:style-name="T21"><text:s text:c="8"/>else{</text:span></text:p>
      <text:p text:style-name="P18"><text:span text:style-name="T21"><text:s text:c="12"/>out &lt;&lt; "Total files with extension " &lt;&lt; std::quoted(ext) &lt;&lt; " are " &lt;&lt; ext_count &lt;&lt; endl;</text:span></text:p>
      <text:p text:style-name="P18"><text:span text:style-name="T21"><text:s text:c="8"/>}</text:span></text:p>
      <text:p text:style-name="P18"><text:span text:style-name="T21"><text:s text:c="4"/>}</text:span></text:p>
      <text:p text:style-name="P18"><text:span text:style-name="T21"><text:s text:c="4"/>row biggest_file;</text:span></text:p>
      <text:p text:style-name="P18"><text:span text:style-name="T21"><text:s text:c="4"/>sql &lt;&lt; "SELECT MAX(file_size) AS max_size,directory,filename FROM files;", into(biggest_file);</text:span></text:p>
      <text:p text:style-name="P18"><text:span text:style-name="T21"/></text:p>
      <text:p text:style-name="P18"><text:span text:style-name="T21"><text:s text:c="4"/>out &lt;&lt; "Biggest file with size " &lt;&lt; biggest_file.get&lt;string&gt;(0) &lt;&lt; "B is " &lt;&lt; biggest_file.get&lt;string&gt;(1) &lt;&lt; "/" &lt;&lt; biggest_file.get&lt;string&gt;(2) &lt;&lt; endl;</text:span></text:p>
      <text:p text:style-name="P18"><text:span text:style-name="T21"/></text:p>
      <text:p text:style-name="P18"><text:span text:style-name="T21"><text:s text:c="4"/>string avg_file_size;</text:span></text:p>
      <text:p text:style-name="P18"><text:span text:style-name="T21"><text:s text:c="4"/>sql &lt;&lt; "SELECT PRINTF(\"%.2f\", AVG(file_size)) AS mean_size FROM files;", into(avg_file_size);</text:span></text:p>
      <text:p text:style-name="P18"><text:span text:style-name="T21"><text:s text:c="4"/>out &lt;&lt; "Mean file size is " &lt;&lt; avg_file_size &lt;&lt; "B" &lt;&lt; endl;</text:span></text:p>
      <text:p text:style-name="P18"><text:span text:style-name="T21">}</text:span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18"><text:span text:style-name="T21">int main(int argc, char **argv) {</text:span></text:p>
      <text:p text:style-name="P18"><text:span text:style-name="T21"><text:s text:c="4"/>init_logging();</text:span></text:p>
      <text:p text:style-name="P18"><text:span text:style-name="T21"/></text:p>
      <text:p text:style-name="P18"><text:span text:style-name="T21"><text:s text:c="4"/>// parsing arguments</text:span></text:p>
      <text:p text:style-name="P18"><text:span text:style-name="T21"><text:s text:c="4"/>po::options_description desc("Allowed options");</text:span></text:p>
      <text:p text:style-name="P18"><text:span text:style-name="T21"><text:s text:c="4"/>desc.add_options()</text:span></text:p>
      <text:p text:style-name="P18"><text:span text:style-name="T21"><text:s text:c="12"/>("help", "produce this help message")</text:span></text:p>
      <text:p text:style-name="P18"><text:span text:style-name="T21"><text:s text:c="12"/>("index-path,I", po::value&lt;vector&lt;string&gt;&gt;()-&gt;default_value(vector&lt;string&gt;(), "{empty list}"), "paths to index")</text:span></text:p>
      <text:p text:style-name="P18"><text:span text:style-name="T21"><text:s text:c="12"/>("index-database-file,d", po::value&lt;string&gt;()-&gt;default_value("index.sqlite"),</text:span></text:p>
      <text:p text:style-name="P18"><text:span text:style-name="T21"><text:s text:c="13"/>"output database file to save indexes")</text:span></text:p>
      <text:p text:style-name="P18"><text:span text:style-name="T21"><text:s text:c="12"/>("command", po::value&lt;command&gt;()-&gt;default_value(command("index")),</text:span></text:p>
      <text:p text:style-name="P18"><text:span text:style-name="T21"><text:s text:c="13"/>"command to execute(available: index, search, stat)");</text:span></text:p>
      <text:p text:style-name="P18"><text:span text:style-name="T21"/></text:p>
      <text:p text:style-name="P18"><text:span text:style-name="T21"><text:s text:c="4"/>po::positional_options_description p;</text:span></text:p>
      <text:p text:style-name="P18"><text:span text:style-name="T21"><text:s text:c="4"/>p.add("command", 1);</text:span></text:p>
      <text:p text:style-name="P18"><text:span text:style-name="T21"><text:s text:c="4"/>p.add("index-path", -1);</text:span></text:p>
      <text:p text:style-name="P18"><text:span text:style-name="T21"/></text:p>
      <text:p text:style-name="P18"><text:span text:style-name="T21"><text:s text:c="4"/>po::options_description search_desc("Search options");</text:span></text:p>
      <text:p text:style-name="P18"><text:span text:style-name="T21"><text:s text:c="4"/>search_desc.add_options()</text:span></text:p>
      <text:p text:style-name="P18"><text:span text:style-name="T21"><text:s text:c="12"/>("by,b", po::value&lt;string&gt;()-&gt;default_value("extension"), "searching by some measure"</text:span></text:p>
      <text:p text:style-name="P18"><text:span text:style-name="T21"><text:s text:c="70"/>"(allowed: extension, directory)")</text:span></text:p>
      <text:p text:style-name="P18"><text:span text:style-name="T21"><text:s text:c="12"/>("target", po::value&lt;string&gt;()-&gt;required(), "search statement");</text:span></text:p>
      <text:p text:style-name="P18"><text:span text:style-name="T21"/></text:p>
      <text:p text:style-name="P18"><text:span text:style-name="T21"/></text:p>
      <text:p text:style-name="P18"><text:span text:style-name="T21"><text:s text:c="4"/>po::variables_map vm;</text:span></text:p>
      <text:p text:style-name="P18"><text:span text:style-name="T21"><text:s text:c="4"/>try {</text:span></text:p>
      <text:p text:style-name="P18"><text:span text:style-name="T21"><text:s text:c="8"/>po::store(po::command_line_parser(argc, argv).allow_unregistered().options(desc).positional(p).run(), vm);</text:span></text:p>
      <text:p text:style-name="P18"><text:span text:style-name="T21"><text:s text:c="8"/>po::notify(vm);</text:span></text:p>
      <text:p text:style-name="P18"><text:span text:style-name="T21"><text:s text:c="4"/>} catch (...) {</text:span></text:p>
      <text:p text:style-name="P18"><text:span text:style-name="T21"><text:s text:c="8"/>cout &lt;&lt; "Invalid argument was passed" &lt;&lt; endl;</text:span></text:p>
      <text:p text:style-name="P18"><text:soft-page-break/><text:span text:style-name="T21"><text:s text:c="8"/>printUsage(argv[0], p, desc);</text:span></text:p>
      <text:p text:style-name="P18"><text:span text:style-name="T21"><text:s text:c="8"/>return EXIT_FAILURE;</text:span></text:p>
      <text:p text:style-name="P18"><text:span text:style-name="T21"><text:s text:c="4"/>}</text:span></text:p>
      <text:p text:style-name="P18"><text:span text:style-name="T21"/></text:p>
      <text:p text:style-name="P18"><text:span text:style-name="T21"><text:s text:c="4"/>for (const auto &amp;path : vm["index-path"].as&lt;vector&lt;string&gt;&gt;()) {</text:span></text:p>
      <text:p text:style-name="P18"><text:span text:style-name="T21"><text:s text:c="8"/>if(!path_exists(path)){</text:span></text:p>
      <text:p text:style-name="P18"><text:span text:style-name="T21"><text:s text:c="12"/>cout &lt;&lt; "This path does not exist: " &lt;&lt; std::quoted(path) &lt;&lt; endl;</text:span></text:p>
      <text:p text:style-name="P18"><text:span text:style-name="T21"><text:s text:c="12"/>return EXIT_FAILURE;</text:span></text:p>
      <text:p text:style-name="P18"><text:span text:style-name="T21"><text:s text:c="8"/>}</text:span></text:p>
      <text:p text:style-name="P18"><text:span text:style-name="T21"><text:s text:c="4"/>}</text:span></text:p>
      <text:p text:style-name="P18"><text:span text:style-name="T21"/></text:p>
      <text:p text:style-name="P18"><text:span text:style-name="T21"><text:s text:c="4"/>if (vm.count("help")) {</text:span></text:p>
      <text:p text:style-name="P18"><text:span text:style-name="T21"><text:s text:c="8"/>BOOST_LOG_TRIVIAL(trace) &lt;&lt; "got help command";</text:span></text:p>
      <text:p text:style-name="P18"><text:span text:style-name="T21"><text:s text:c="8"/>printUsage(argv[0], p, desc);</text:span></text:p>
      <text:p text:style-name="P18"><text:span text:style-name="T21"/></text:p>
      <text:p text:style-name="P18"><text:span text:style-name="T21"><text:s text:c="8"/>return EXIT_SUCCESS;</text:span></text:p>
      <text:p text:style-name="P18"><text:span text:style-name="T21"><text:s text:c="4"/>}</text:span></text:p>
      <text:p text:style-name="P18"><text:span text:style-name="T21"/></text:p>
      <text:p text:style-name="P18"><text:span text:style-name="T21"/></text:p>
      <text:p text:style-name="P18"><text:span text:style-name="T21"><text:s text:c="4"/>session &amp;sql = get_sql_instance();</text:span></text:p>
      <text:p text:style-name="P18"><text:span text:style-name="T21"><text:s text:c="4"/>const auto &amp;database_url = vm["index-database-file"].as&lt;string&gt;();</text:span></text:p>
      <text:p text:style-name="P18"><text:span text:style-name="T21"/></text:p>
      <text:p text:style-name="P18"><text:span text:style-name="T21"><text:s text:c="4"/>bool database_exists = path_exists(database_url);</text:span></text:p>
      <text:p text:style-name="P18"><text:span text:style-name="T21"/></text:p>
      <text:p text:style-name="P18"><text:span text:style-name="T21"><text:s text:c="4"/>try {</text:span></text:p>
      <text:p text:style-name="P18"><text:span text:style-name="T21"><text:s text:c="8"/>BOOST_LOG_TRIVIAL(info) &lt;&lt; "opening connection to database on url: " &lt;&lt; database_url;</text:span></text:p>
      <text:p text:style-name="P18"><text:span text:style-name="T21"><text:s text:c="8"/>sql.open(sqlite3, database_url);</text:span></text:p>
      <text:p text:style-name="P18"><text:span text:style-name="T21"><text:s text:c="4"/>} catch (const std::exception &amp;err) {</text:span></text:p>
      <text:p text:style-name="P18"><text:span text:style-name="T21"><text:s text:c="8"/>BOOST_LOG_TRIVIAL(fatal) &lt;&lt; "error while connecting to database: " &lt;&lt; err.what() &lt;&lt; endl;</text:span></text:p>
      <text:p text:style-name="P18"><text:span text:style-name="T21"><text:s text:c="8"/>return EXIT_FAILURE;</text:span></text:p>
      <text:p text:style-name="P18"><text:span text:style-name="T21"><text:s text:c="4"/>}</text:span></text:p>
      <text:p text:style-name="P18"><text:span text:style-name="T21"/></text:p>
      <text:p text:style-name="P18"><text:span text:style-name="T21"><text:s text:c="4"/>if (!database_exists) {</text:span></text:p>
      <text:p text:style-name="P18"><text:span text:style-name="T21"><text:s text:c="8"/>BOOST_LOG_TRIVIAL(info) &lt;&lt; "creating database schema";</text:span></text:p>
      <text:p text:style-name="P18"><text:span text:style-name="T21"><text:s text:c="8"/>try {</text:span></text:p>
      <text:p text:style-name="P18"><text:span text:style-name="T21"><text:s text:c="12"/>create_database(sql);</text:span></text:p>
      <text:p text:style-name="P18"><text:span text:style-name="T21"><text:s text:c="8"/>} catch (const std::exception &amp;err) {</text:span></text:p>
      <text:p text:style-name="P18"><text:span text:style-name="T21"><text:s text:c="12"/>BOOST_LOG_TRIVIAL(info) &lt;&lt; "rolling back";</text:span></text:p>
      <text:p text:style-name="P18"><text:span text:style-name="T21"><text:s text:c="12"/>sql &lt;&lt; "ROLLBACK;";</text:span></text:p>
      <text:p text:style-name="P18"><text:span text:style-name="T21"><text:s text:c="12"/>BOOST_LOG_TRIVIAL(fatal) &lt;&lt; "Error while creating database(tables): " &lt;&lt; err.what();</text:span></text:p>
      <text:p text:style-name="P18"><text:span text:style-name="T21"><text:s text:c="12"/>return EXIT_FAILURE;</text:span></text:p>
      <text:p text:style-name="P18"><text:span text:style-name="T21"><text:s text:c="8"/>}</text:span></text:p>
      <text:p text:style-name="P18"><text:span text:style-name="T21"><text:s text:c="4"/>}</text:span></text:p>
      <text:p text:style-name="P18"><text:span text:style-name="T21"/></text:p>
      <text:p text:style-name="P18"><text:span text:style-name="T21"/></text:p>
      <text:p text:style-name="P18"><text:span text:style-name="T21"><text:s text:c="4"/>string cmd = vm["command"].as&lt;command&gt;().m_name;</text:span></text:p>
      <text:p text:style-name="P18"><text:span text:style-name="T21"/></text:p>
      <text:p text:style-name="P18"><text:span text:style-name="T21"><text:s text:c="4"/>if (cmd == "index") {</text:span></text:p>
      <text:p text:style-name="P18"><text:span text:style-name="T21"><text:s text:c="8"/>index_files(vm);</text:span></text:p>
      <text:p text:style-name="P18"><text:span text:style-name="T21"><text:s text:c="4"/>} else if (cmd == "search") {</text:span></text:p>
      <text:p text:style-name="P18"><text:span text:style-name="T21"><text:s text:c="8"/>try{</text:span></text:p>
      <text:p text:style-name="P18"><text:span text:style-name="T21"><text:s text:c="12"/>desc.add(search_desc);</text:span></text:p>
      <text:p text:style-name="P18"><text:span text:style-name="T21"><text:s text:c="12"/>po::store(po::command_line_parser(argc, argv).options(desc).run(), vm);</text:span></text:p>
      <text:p text:style-name="P18"><text:soft-page-break/><text:span text:style-name="T21"><text:s text:c="12"/>po::notify(vm);</text:span></text:p>
      <text:p text:style-name="P18"><text:span text:style-name="T21"><text:s text:c="8"/>} catch(...){</text:span></text:p>
      <text:p text:style-name="P18"><text:span text:style-name="T21"><text:s text:c="12"/>cout &lt;&lt; "Invalid argument was passed" &lt;&lt; endl;</text:span></text:p>
      <text:p text:style-name="P18"><text:span text:style-name="T21"><text:s text:c="12"/>printUsage(argv[0], p, desc);</text:span></text:p>
      <text:p text:style-name="P18"><text:span text:style-name="T21"/></text:p>
      <text:p text:style-name="P18"><text:span text:style-name="T21"><text:s text:c="12"/>return EXIT_FAILURE;</text:span></text:p>
      <text:p text:style-name="P18"><text:span text:style-name="T21"><text:s text:c="8"/>}</text:span></text:p>
      <text:p text:style-name="P18"><text:span text:style-name="T21"><text:s text:c="8"/>search_files(vm);</text:span></text:p>
      <text:p text:style-name="P18"><text:span text:style-name="T21"><text:s text:c="4"/>} else if (cmd == "stat") {</text:span></text:p>
      <text:p text:style-name="P18"><text:span text:style-name="T21"><text:s text:c="8"/>print_stat(cout, vm);</text:span></text:p>
      <text:p text:style-name="P18"><text:span text:style-name="T21"><text:s text:c="4"/>}</text:span></text:p>
      <text:p text:style-name="P18"><text:span text:style-name="T21">}</text:span></text:p>
      <text:p text:style-name="P18"><text:span text:style-name="T21"/></text:p>
      <text:p text:style-name="P18"><text:span text:style-name="T22">CMakeLists.txt:</text:span></text:p>
      <text:p text:style-name="P18"><text:span text:style-name="T21">cmake_minimum_required(VERSION 3.17)</text:span></text:p>
      <text:p text:style-name="P18"><text:span text:style-name="T21">project(os_course_work)</text:span></text:p>
      <text:p text:style-name="P18"><text:span text:style-name="T21"/></text:p>
      <text:p text:style-name="P18"><text:span text:style-name="T21">set(CMAKE_CXX_STANDARD 17)</text:span></text:p>
      <text:p text:style-name="P18"><text:span text:style-name="T21"/></text:p>
      <text:p text:style-name="P18"><text:span text:style-name="T21">set(SOCI_SOURCE_DIR "${PROJECT_SOURCE_DIR}/soci")</text:span></text:p>
      <text:p text:style-name="P18"><text:span text:style-name="T21">set(CMAKE_MODULE_PATH ${SOCI_SOURCE_DIR}/cmake ${CMAKE_MODULE_PATH})</text:span></text:p>
      <text:p text:style-name="P18"><text:span text:style-name="T21">set(CMAKE_MODULE_PATH ${SOCI_SOURCE_DIR}/cmake/modules ${CMAKE_MODULE_PATH})</text:span></text:p>
      <text:p text:style-name="P18"><text:span text:style-name="T21">find_package(Soci REQUIRED)</text:span></text:p>
      <text:p text:style-name="P18"><text:span text:style-name="T21">list(APPEND LIBS ${SOCI_LIBRARY} ${SOCI_sqlite3_PLUGIN})</text:span></text:p>
      <text:p text:style-name="P18"><text:span text:style-name="T21"/></text:p>
      <text:p text:style-name="P18"><text:span text:style-name="T21">find_package(Boost 1.75 COMPONENTS program_options log REQUIRED)</text:span></text:p>
      <text:p text:style-name="P18"><text:span text:style-name="T21">include_directories( ${Boost_INCLUDE_DIR} )</text:span></text:p>
      <text:p text:style-name="P18"><text:span text:style-name="T21">list(APPEND LIBS ${Boost_LIBRARIES})</text:span></text:p>
      <text:p text:style-name="P18"><text:span text:style-name="T21"/></text:p>
      <text:p text:style-name="P18"><text:span text:style-name="T21">add_executable(${PROJECT_NAME} main.cpp helpers.h)</text:span></text:p>
      <text:p text:style-name="P18"><text:span text:style-name="T21"/></text:p>
      <text:p text:style-name="P18"><text:span text:style-name="T21">target_link_libraries(${PROJECT_NAME} PRIVATE ${LIBS})</text:span> </text:p>
      <text:p text:style-name="P10"><text:span text:style-name="T4">6</text:span><text:span text:style-name="T3"> </text:span><text:span text:style-name="T12">Заключение</text:span></text:p>
      <text:p text:style-name="P19">Проделав данный проект, я заключил, что даже самые, казалось бы, сложные программы, могут быть реализованы(с минимальным функционалом) в несколько сотен строк кода.</text:p>
      <text:p text:style-name="P19">В результате я получил конечную программу, которую можно использовать в качестве небольшой утилиты для некоторых задач. Также я организовал структуру программного кода так, чтобы его можно было легко дополнять и совершенствовать новыми командами и способами поиска. </text:p>
      <text:p text:style-name="P19">В данной работе я познакомился со многими видами запросов к БД sqlite, которая оказалась крайне востребованной в мире desktop и standalone приложений. Также я заключил, что данная БД является одной из самых простых, что несомненно сказывается на скорости разработки и развертывании приложении в «боевых условиях».</text:p>
      <text:p text:style-name="P19">В том числе я познакомился с такой полезной функцией UNIX, как ftw(от англ. file tree walk), которая позволяет пройтись по всему дереву файлов данной ФС и обработать их индивидуально.</text:p>
      <text:p text:style-name="P19"><text:soft-page-break/>В дополнении ко всему, я научился правильно обрабатывать аргументы командной строки, которые указывает пользователь, с помощью библиотеки program_options из набора библиотек boost, что, я полагаю, является не самой простой задачей из-за многофункциональности данного набора.</text:p>
      <text:p text:style-name="P19">Считаю, что проделанная работа хорошо закрепила мои навыки в создании программ под ОС и подарила, в том числе, и новые, которые я получил в процессе написания взаимодействия программы с файловой системой ОС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/>
    <style:font-face style:name="monospace" svg:font-family="monospace, courier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1759da" fo:background-color="#ffffff" style:font-name-asian="Times New Roman2" style:font-size-asian="14pt" style:font-name-complex="Times New Roman2" style:font-size-complex="14pt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style:footer-first>
        <text:p text:style-name="MP1">Москва, 2020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1-12T10:53:58.510740405</dc:date>
    <meta:editing-duration>PT5H59M57S</meta:editing-duration>
    <meta:editing-cycles>17</meta:editing-cycles>
    <meta:document-statistic meta:table-count="0" meta:image-count="0" meta:object-count="0" meta:page-count="18" meta:paragraph-count="667" meta:word-count="3674" meta:character-count="35911" meta:non-whitespace-character-count="27924"/>
  </office:meta>
</office:document-meta>
</file>